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4fd3c"/>
    </style:style>
    <style:style style:name="P2" style:family="paragraph" style:parent-style-name="Standard">
      <style:text-properties officeooo:rsid="000f8cca" officeooo:paragraph-rsid="0014fd3c"/>
    </style:style>
    <style:style style:name="P3" style:family="paragraph" style:parent-style-name="Standard">
      <style:text-properties style:font-name="MathJax_Typewriter" fo:font-size="14pt" officeooo:paragraph-rsid="0014fd3c" style:font-size-asian="14pt" style:font-size-complex="14pt"/>
    </style:style>
    <style:style style:name="P4" style:family="paragraph" style:parent-style-name="Text_20_body" style:list-style-name="L1">
      <style:paragraph-properties fo:margin-top="0in" fo:margin-bottom="0in" style:contextual-spacing="false"/>
      <style:text-properties officeooo:rsid="000e603b" officeooo:paragraph-rsid="0014fd3c"/>
    </style:style>
    <style:style style:name="P5" style:family="paragraph" style:parent-style-name="Text_20_body" style:list-style-name="L1">
      <style:paragraph-properties fo:margin-top="0in" fo:margin-bottom="0in" style:contextual-spacing="false"/>
      <style:text-properties officeooo:paragraph-rsid="0014fd3c"/>
    </style:style>
    <style:style style:name="P6" style:family="paragraph" style:parent-style-name="Text_20_body" style:list-style-name="L2">
      <style:paragraph-properties fo:margin-top="0in" fo:margin-bottom="0in" style:contextual-spacing="false"/>
      <style:text-properties officeooo:paragraph-rsid="0014fd3c"/>
    </style:style>
    <style:style style:name="P7" style:family="paragraph" style:parent-style-name="Text_20_body" style:list-style-name="L3">
      <style:paragraph-properties fo:margin-top="0in" fo:margin-bottom="0in" style:contextual-spacing="false"/>
      <style:text-properties officeooo:paragraph-rsid="0014fd3c"/>
    </style:style>
    <style:style style:name="P8" style:family="paragraph" style:parent-style-name="Text_20_body" style:list-style-name="L4">
      <style:paragraph-properties fo:margin-top="0in" fo:margin-bottom="0in" style:contextual-spacing="false"/>
      <style:text-properties officeooo:paragraph-rsid="0014fd3c"/>
    </style:style>
    <style:style style:name="P9" style:family="paragraph" style:parent-style-name="Text_20_body" style:list-style-name="L5">
      <style:text-properties officeooo:paragraph-rsid="0014fd3c"/>
    </style:style>
    <style:style style:name="P10" style:family="paragraph" style:parent-style-name="Text_20_body">
      <style:text-properties officeooo:rsid="000e603b" officeooo:paragraph-rsid="0014fd3c"/>
    </style:style>
    <style:style style:name="P11" style:family="paragraph" style:parent-style-name="Heading_20_2">
      <style:text-properties officeooo:paragraph-rsid="0014fd3c"/>
    </style:style>
    <style:style style:name="P12" style:family="paragraph" style:parent-style-name="Text_20_body">
      <style:paragraph-properties fo:margin-left="0in" fo:margin-right="0in" fo:text-indent="0in" style:auto-text-indent="false" fo:padding="0in" fo:border="none"/>
      <style:text-properties officeooo:paragraph-rsid="0014fd3c"/>
    </style:style>
    <style:style style:name="P13" style:family="paragraph" style:parent-style-name="Text_20_body">
      <style:text-properties officeooo:paragraph-rsid="0014fd3c"/>
    </style:style>
    <style:style style:name="P14" style:family="paragraph" style:parent-style-name="Text_20_body" style:list-style-name="L6">
      <style:paragraph-properties fo:margin-top="0in" fo:margin-bottom="0in" style:contextual-spacing="false"/>
      <style:text-properties officeooo:rsid="000e603b" officeooo:paragraph-rsid="0014fd3c"/>
    </style:style>
    <style:style style:name="P15" style:family="paragraph" style:parent-style-name="Text_20_body" style:list-style-name="L6">
      <style:text-properties officeooo:rsid="000e603b" officeooo:paragraph-rsid="0014fd3c"/>
    </style:style>
    <style:style style:name="P16" style:family="paragraph" style:parent-style-name="Text_20_body">
      <style:paragraph-properties fo:margin-left="0in" fo:margin-right="0in" fo:text-indent="0in" style:auto-text-indent="false"/>
      <style:text-properties officeooo:rsid="000e603b" officeooo:paragraph-rsid="0014fd3c"/>
    </style:style>
    <style:style style:name="P17" style:family="paragraph" style:parent-style-name="Text_20_body" style:list-style-name="L7">
      <style:paragraph-properties fo:margin-top="0in" fo:margin-bottom="0in" style:contextual-spacing="false"/>
      <style:text-properties officeooo:rsid="000e603b" officeooo:paragraph-rsid="0014fd3c"/>
    </style:style>
    <style:style style:name="P18" style:family="paragraph" style:parent-style-name="Text_20_body" style:list-style-name="L7">
      <style:text-properties officeooo:rsid="000e603b" officeooo:paragraph-rsid="0014fd3c"/>
    </style:style>
    <style:style style:name="P19" style:family="paragraph" style:parent-style-name="Text_20_body">
      <style:text-properties officeooo:rsid="000eb746" officeooo:paragraph-rsid="0014fd3c"/>
    </style:style>
    <style:style style:name="P20" style:family="paragraph" style:parent-style-name="Text_20_body">
      <style:paragraph-properties fo:margin-left="0in" fo:margin-right="0in" fo:text-indent="0in" style:auto-text-indent="false" fo:padding="0in" fo:border="none"/>
      <style:text-properties officeooo:rsid="000eb746" officeooo:paragraph-rsid="0014fd3c" loext:padding="0in" loext:border="none"/>
    </style:style>
    <style:style style:name="P21" style:family="paragraph" style:parent-style-name="Text_20_body" style:list-style-name="L8">
      <style:paragraph-properties fo:margin-left="0in" fo:margin-right="0in" fo:text-indent="0in" style:auto-text-indent="false" fo:padding="0in" fo:border="none"/>
      <style:text-properties officeooo:rsid="000eb746" officeooo:paragraph-rsid="0014fd3c"/>
    </style:style>
    <style:style style:name="P22" style:family="paragraph" style:parent-style-name="Heading_20_2">
      <style:paragraph-properties fo:margin-left="0in" fo:margin-right="0in" fo:margin-top="0in" fo:margin-bottom="0.0972in" style:contextual-spacing="false" fo:line-height="115%" fo:text-indent="0in" style:auto-text-indent="false" fo:padding="0in" fo:border="none"/>
      <style:text-properties officeooo:rsid="000eb746" officeooo:paragraph-rsid="0014fd3c" loext:padding="0in" loext:border="none"/>
    </style:style>
    <style:style style:name="P23" style:family="paragraph" style:parent-style-name="Text_20_body" style:list-style-name="L9">
      <style:paragraph-properties fo:margin-left="0in" fo:margin-right="0in" fo:margin-top="0in" fo:margin-bottom="0in" style:contextual-spacing="false" fo:text-indent="0in" style:auto-text-indent="false" fo:padding="0in" fo:border="none"/>
      <style:text-properties officeooo:rsid="000eb746" officeooo:paragraph-rsid="0014fd3c"/>
    </style:style>
    <style:style style:name="P24" style:family="paragraph" style:parent-style-name="Text_20_body" style:list-style-name="L9">
      <style:paragraph-properties fo:margin-left="0in" fo:margin-right="0in" fo:text-indent="0in" style:auto-text-indent="false" fo:padding="0in" fo:border="none"/>
      <style:text-properties officeooo:rsid="000eb746" officeooo:paragraph-rsid="0014fd3c"/>
    </style:style>
    <style:style style:name="P25"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officeooo:rsid="000eb746" officeooo:paragraph-rsid="0014fd3c"/>
    </style:style>
    <style:style style:name="P26" style:family="paragraph" style:parent-style-name="Text_20_body" style:list-style-name="L10">
      <style:paragraph-properties fo:margin-left="0in" fo:margin-right="0in" fo:text-indent="0in" style:auto-text-indent="false" fo:padding="0in" fo:border="none"/>
      <style:text-properties officeooo:rsid="000eb746" officeooo:paragraph-rsid="0014fd3c"/>
    </style:style>
    <style:style style:name="P27" style:family="paragraph" style:parent-style-name="Text_20_body">
      <style:paragraph-properties fo:margin-left="0in" fo:margin-right="0in" fo:text-indent="0in" style:auto-text-indent="false"/>
      <style:text-properties officeooo:rsid="000eb746" officeooo:paragraph-rsid="0014fd3c"/>
    </style:style>
    <style:style style:name="P28" style:family="paragraph" style:parent-style-name="Text_20_body" style:list-style-name="L11">
      <style:paragraph-properties fo:margin-left="0in" fo:margin-right="0in" fo:margin-top="0in" fo:margin-bottom="0in" style:contextual-spacing="false" fo:text-indent="0in" style:auto-text-indent="false" fo:padding="0in" fo:border="none"/>
      <style:text-properties officeooo:rsid="000eb746" officeooo:paragraph-rsid="0014fd3c"/>
    </style:style>
    <style:style style:name="P29" style:family="paragraph" style:parent-style-name="Text_20_body" style:list-style-name="L11">
      <style:paragraph-properties fo:margin-left="0in" fo:margin-right="0in" fo:text-indent="0in" style:auto-text-indent="false" fo:padding="0in" fo:border="none"/>
      <style:text-properties officeooo:rsid="000eb746" officeooo:paragraph-rsid="0014fd3c"/>
    </style:style>
    <style:style style:name="P30" style:family="paragraph" style:parent-style-name="Heading_20_4">
      <style:paragraph-properties fo:margin-left="0in" fo:margin-right="0in" fo:margin-top="0in" fo:margin-bottom="0.0972in" style:contextual-spacing="false" fo:line-height="115%" fo:text-indent="0in" style:auto-text-indent="false" fo:padding="0in" fo:border="none"/>
      <style:text-properties officeooo:rsid="000eb746" officeooo:paragraph-rsid="0014fd3c" loext:padding="0in" loext:border="none"/>
    </style:style>
    <style:style style:name="P31" style:family="paragraph" style:parent-style-name="Horizontal_20_Line">
      <style:paragraph-properties fo:margin-top="0in" fo:margin-bottom="0.0972in" style:contextual-spacing="false" fo:line-height="115%"/>
      <style:text-properties officeooo:rsid="000eb746" officeooo:paragraph-rsid="0014fd3c"/>
    </style:style>
    <style:style style:name="P32" style:family="paragraph" style:parent-style-name="Text_20_body">
      <style:text-properties officeooo:rsid="000eb746" officeooo:paragraph-rsid="0014fd3c" loext:padding="0in" loext:border="none"/>
    </style:style>
    <style:style style:name="P33" style:family="paragraph" style:parent-style-name="Text_20_body">
      <style:paragraph-properties fo:margin-left="0in" fo:margin-right="0in" fo:text-indent="0in" style:auto-text-indent="false" fo:padding="0in" fo:border="none"/>
      <style:text-properties officeooo:rsid="000eb746" officeooo:paragraph-rsid="0014fd3c"/>
    </style:style>
    <style:style style:name="P34" style:family="paragraph" style:parent-style-name="Standard">
      <style:text-properties officeooo:rsid="000eb746" officeooo:paragraph-rsid="0014fd3c"/>
    </style:style>
    <style:style style:name="P35" style:family="paragraph" style:parent-style-name="Standard">
      <style:text-properties officeooo:rsid="001d8720" officeooo:paragraph-rsid="0014fd3c"/>
    </style:style>
    <style:style style:name="P36" style:family="paragraph" style:parent-style-name="Text_20_body">
      <style:paragraph-properties fo:margin-left="0in" fo:margin-right="0in" fo:text-indent="0in" style:auto-text-indent="false"/>
      <style:text-properties officeooo:paragraph-rsid="0014fd3c"/>
    </style:style>
    <style:style style:name="P37" style:family="paragraph" style:parent-style-name="Heading_20_3">
      <style:text-properties officeooo:paragraph-rsid="0014fd3c"/>
    </style:style>
    <style:style style:name="P38" style:family="paragraph" style:parent-style-name="Text_20_body" style:list-style-name="L12">
      <style:paragraph-properties fo:margin-top="0in" fo:margin-bottom="0in" style:contextual-spacing="false"/>
      <style:text-properties officeooo:paragraph-rsid="0014fd3c"/>
    </style:style>
    <style:style style:name="P39" style:family="paragraph" style:parent-style-name="Text_20_body" style:list-style-name="L12">
      <style:text-properties officeooo:paragraph-rsid="0014fd3c"/>
    </style:style>
    <style:style style:name="P40" style:family="paragraph" style:parent-style-name="Preformatted_20_Text">
      <loext:graphic-properties draw:fill="solid" draw:fill-color="#222222" draw:opacity="100%"/>
      <style:paragraph-properties fo:margin-left="0in" fo:margin-right="0in" fo:margin-top="0in" fo:margin-bottom="0.0972in" style:contextual-spacing="false" fo:text-indent="0in" style:auto-text-indent="false" fo:background-color="#222222"/>
      <style:text-properties officeooo:paragraph-rsid="0014fd3c"/>
    </style:style>
    <style:style style:name="P41" style:family="paragraph" style:parent-style-name="Preformatted_20_Text">
      <loext:graphic-properties draw:fill="solid" draw:fill-color="#222222" draw:opacity="100%"/>
      <style:paragraph-properties fo:margin-top="0in" fo:margin-bottom="0.0972in" style:contextual-spacing="false" fo:background-color="#222222"/>
      <style:text-properties officeooo:paragraph-rsid="0014fd3c"/>
    </style:style>
    <style:style style:name="T1" style:family="text">
      <style:text-properties officeooo:rsid="001179ef"/>
    </style:style>
    <style:style style:name="T2" style:family="text">
      <style:text-properties loext:padding="0in" loext:border="none"/>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e6e6e6" loext:opacity="100%" fo:font-family="'var font-ibm-plex-mono'" loext:padding="0in" loext:border="non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puesta Técnica: Sistema de Agente de Voz con Inteligencia Artificial (Voice AI)</text:p>
      <text:p text:style-name="Standard">Proyecto: Automatización de Cobranza Empática y Ventas de Empeño Automotriz.</text:p>
      <text:p text:style-name="Standard">Preparado para: [Nombre del Cliente/Empresa]</text:p>
      <text:p text:style-name="Standard">Opción A: Plan "Efficiency" (Cobranza Básica y Recordatorios)</text:p>
      <text:p text:style-name="Standard">Ideal para limpiar la cartera vencida de forma rápida y masiva.</text:p>
      <text:p text:style-name="Standard">Alcance:</text:p>
      <text:p text:style-name="Standard">IA con voz estándar (clara pero identificable como asistente).</text:p>
      <text:p text:style-name="Standard">Llamadas automáticas a base de datos (200+ quincenales).</text:p>
      <text:p text:style-name="Standard">Script Lineal: Saludo personalizado + Recordatorio de adeudo + Confirmación de fecha de pago.</text:p>
      <text:p text:style-name="Standard">Acción: Si el cliente dice "ya pagué", la IA toma nota. Si dice "no tengo", la IA pide una fecha compromiso.</text:p>
      <text:p text:style-name="Standard">Reporte básico en Excel/Google Sheets de quién contestó y quién no.</text:p>
      <text:p text:style-name="Standard">Tiempo de entrega: 3 a 4 semanas.</text:p>
      <text:p text:style-name="Standard">Costo de Implementación: $1,800 - $2,200 USD.</text:p>
      <text:p text:style-name="Standard">Mantenimiento: Bajo (Solo recargas de minutos).</text:p>
      <text:p text:style-name="Standard">Opción B: Plan "Full-Stack Sales &amp; Recovery" (IA Humana y Persuasiva)</text:p>
      <text:p text:style-name="Standard">El sistema "Pro" que actúa como un ejecutivo de alto nivel que nunca duerme.</text:p>
      <text:p text:style-name="Standard">Alcance:</text:p>
      <text:p text:style-name="Standard">Voz Hiper-Realista: Clonación de voz con entonación emocional (empática para cobros, entusiasta para ventas).</text:p>
      <text:p text:style-name="Standard">Memoria de Contexto: La IA sabe qué auto tiene el cliente, cuánto vale y su historial previo.</text:p>
      <text:p text:style-name="Standard">Ventas Proactivas e Ilimitadas: Capacidad de rebatir objeciones ("No me interesa", "Es muy caro") usando técnicas de persuasión.</text:p>
      <text:p text:style-name="Standard">Manejo de Digresiones: Si el cliente cambia de tema ("¿Cómo está el clima?"), la IA responde y regresa suavemente al objetivo de la llamada.</text:p>
      <text:p text:style-name="Standard">Integración CRM Total: La IA agenda citas, actualiza saldos y crea alertas en tiempo real.</text:p>
      <text:p text:style-name="Standard">Multicanal: Si no contestan, la IA envía un WhatsApp de seguimiento automáticamente.</text:p>
      <text:p text:style-name="Standard">Tiempo de entrega: 8 a 10 semanas (Permite fases de prueba y pulido de "cerebro").</text:p>
      <text:p text:style-name="Standard">Costo de Implementación: $4,500 - $6,000 USD. (Dependiendo de la complejidad del CRM).</text:p>
      <text:p text:style-name="Standard">Mantenimiento: Medio (Optimización de prompts y monitoreo de APIs).</text:p>
      <text:p text:style-name="Standard">Cuadro Comparativo para el Cliente</text:p>
      <text:p text:style-name="Standard">Característica<text:tab/>Plan Básico<text:tab/>Plan Full-Stack</text:p>
      <text:p text:style-name="Standard">Tipo de Voz<text:tab/>Robótica fluida<text:tab/>100% Humana (con respiración y pausas)</text:p>
      <text:p text:style-name="Standard">Manejo de Objeciones<text:tab/>Limitado (sigue un guion)<text:tab/>Avanzado (razona y convence)</text:p>
      <text:p text:style-name="Standard">Integración<text:tab/>Manual / Excel<text:tab/>Automática con App/CRM</text:p>
      <text:p text:style-name="Standard">Capacidad de Ventas<text:tab/>Informativa<text:tab/>Cerradora de tratos</text:p>
      <text:p text:style-name="Standard">Escalabilidad<text:tab/>5 llamadas simultáneas<text:tab/>Ilimitadas (según servidor)</text:p>
      <text:p text:style-name="Standard">¿Por qué invertir en esto hoy?</text:p>
      <text:p text:style-name="Standard">Reducción de Costos: Un agente humano cuesta sueldo, oficina y prestaciones. Esta IA cuesta una fracción y trabaja 24/7 sin cansarse.</text:p>
      <text:p text:style-name="Standard">Cero Fricción Emocional: En cobranza, la IA mantiene siempre la calma y la educación, protegiendo la reputación de tu marca.</text:p>
      <text:p text:style-name="Standard">Velocidad de Respuesta: Mientras la competencia tarda horas en devolver una llamada de informes, tu IA contacta al prospecto en 3 segundos después de que dejó sus datos en tu app o web.</text:p>
      <text:p text:style-name="Standard">Notas para ti (Detrás de cámaras):</text:p>
      <text:p text:style-name="Standard">Margen de tiempo: Al poner 8-10 semanas en el Full-Stack, te das aire para aprender bien el manejo de Vapi y las APIs de OpenAI.</text:p>
      <text:p text:style-name="Standard">El CRM: Si ellos no tienen uno bueno, tú puedes ofrecerles montar uno sencillo en Airtable o Monday.com y cobrar una comisión extra por la configuración de la base de datos.</text:p>
      <text:p text:style-name="Standard">Flexibilidad: Si sienten que $6,000 es mucho, diles: "Empecemos con el Básico este mes, y el 50% de lo que recuperemos de la cartera vencida lo reinvertimos para subirlo al Full-Stack". Es una oferta imposible de rechazar.</text:p>
      <text:p text:style-name="Standard"><text:soft-page-break/>¿Te parece que estos montos y tiempos se adaptan a lo que tenías en mente para hacerlo tú solo?</text:p>
      <text:p text:style-name="Standard"/>
      <text:p text:style-name="Standard"/>
      <text:p text:style-name="Standard">Excelente práctica. Mantener esos términos claros desde el inicio protege a ambas partes. Para complementar tu frase, aquí tienes algunas cláusulas estándar y frases adicionales que puedes incluir en tu propuesta o contrato para darles un toque más formal y cubrirte las espaldas:</text:p>
      <text:p text:style-name="Standard">Cláusulas Adicionales Clave</text:p>
      <text:p text:style-name="Standard">Aceptación de Entregables (Acceptance Testing):</text:p>
      <text:p text:style-name="Standard">Frase sugerida: "El Cliente dispondrá de un plazo de [X] días hábiles tras la entrega de cada fase para revisar y aprobar los entregables. Pasado dicho plazo sin objeciones formales, se considerarán aceptados."</text:p>
      <text:p text:style-name="Standard">Modificaciones o Cambios de Alcance (Change Orders):</text:p>
      <text:p text:style-name="Standard">Frase sugerida: "Cualquier solicitud de trabajo adicional o cambio en las funcionalidades descritas en esta propuesta se considerará un 'Cambio de Alcance' y requerirá una cotización y aprobación por escrito por separado antes de su ejecución."</text:p>
      <text:p text:style-name="Standard">Pagos y Mora:</text:p>
      <text:p text:style-name="Standard">Frase sugerida: "Las facturas son pagaderas a [X] días (ej. 5 días) de su emisión. En caso de retraso en el pago, se podrá aplicar un cargo por mora del [Y]% mensual sobre el saldo pendiente, y el proyecto podrá ser pausado hasta regularizar la situación."</text:p>
      <text:p text:style-name="Standard">Confidencialidad:</text:p>
      <text:p text:style-name="Standard">Frase sugerida: "Ambas partes se comprometen a mantener la confidencialidad de la información comercial, técnica y financiera compartida durante la duración del proyecto y por un periodo de [X] años tras su finalización."</text:p>
      <text:p text:style-name="Standard">Propiedad Intelectual:</text:p>
      <text:p text:style-name="Standard">Frase sugerida: "Tras el pago total del proyecto, los derechos de propiedad intelectual del software desarrollado pasarán al Cliente. El desarrollador retiene el derecho a utilizar el código base para su portafolio o para futuras bases de desarrollo." (Asegúrate de que esto cuadre con tu modelo de negocio).</text:p>
      <text:p text:style-name="Standard">Frase Final para tu Propuesta</text:p>
      <text:p text:style-name="Standard">Puedes cerrar tu propuesta con una frase de aceptación simple que refuerce el acuerdo:</text:p>
      <text:p text:style-name="Standard">"La firma de este documento por ambas partes constituye un acuerdo de inicio de proyecto, y confirma la aceptación de los términos, condiciones y alcances aquí descritos."</text:p>
      <text:p text:style-name="Standard">Con estas frases y tu experiencia como contratista, tendrás un documento sólido que te ayudará a establecer expectativas claras con tu client</text:p>
      <text:p text:style-name="Standard"/>
      <text:p text:style-name="P1">. El Stack Tecnológico (Lo que vas a usar)</text:p>
      <text:p text:style-name="P1">Olvida programar el reconocimiento de voz desde cero. Usa esto:</text:p>
      <text:p text:style-name="P1">Vapi.ai: Es tu "Front-end de voz". Ellos te dan la IP de telefonía, manejan la latencia y la supresión de eco. Se configura vía Dashboard o API.</text:p>
      <text:p text:style-name="P1">OpenAI Realtime API: Es el motor. No es el GPT-4 de texto normal; es una conexión WebSocket que permite que la IA interrumpa y sea interrumpida.</text:p>
      <text:p text:style-name="P1">Make.com (Anteriormente Integromat): Este será tu "Pegamento". Aquí conectarás Firebase, tu CRM y Vapi sin escribir miles de líneas de Node.js.</text:p>
      <text:p text:style-name="P1">ElevenLabs: Para la voz. Elige una voz que suene "cobrador amable" o "vendedor persuasivo".</text:p>
      <text:p text:style-name="P1">2. Cómo estructurar la "Lógica de Cobranza vs Venta"</text:p>
      <text:p text:style-name="P1">Para que no se pierda, usarás un concepto llamado "System Prompt Dynamic Injection".</text:p>
      <text:p text:style-name="P1">En Firebase: Tienes la data del cliente (Nombre, Deuda, Modelo del Auto).</text:p>
      <text:p text:style-name="P1">El Trigger: Make.com saca la data de Firebase y le dice a Vapi: "Llama a este número".</text:p>
      <text:p text:style-name="P1">El Prompt (El Cerebro):</text:p>
      <text:p text:style-name="P1">Básico: "Eres un recordador de pagos. Si dice que no tiene dinero, dile que llame a la oficina."</text:p>
      <text:p text:style-name="P1"><text:soft-page-break/>Pro (Full-Stack): Aquí usas un JSON de instrucciones. Si el cliente dice "No tengo para pagar", la IA consulta una tabla de "Opciones de refinanciamiento" que tú le pases en el contexto y se las ofrece en tiempo real.</text:p>
      <text:p text:style-name="P1">3. El Flujo de Trabajo (Solo-Developer)</text:p>
      <text:p text:style-name="P1">Semana 1-2 (Configuración): Crea una cuenta en Vapi. Compra un número de teléfono ahí mismo. Conecta tu API Key de OpenAI. Haz tu primera llamada de prueba "Hola Mundo".</text:p>
      <text:p text:style-name="P1">Semana 3-4 (Conectividad): Usa Webhooks. Cuando la llamada termine, Vapi envía un JSON a tu servidor/Make con el resumen de la llamada. Tú programas que ese resumen se guarde en tu base de datos.</text:p>
      <text:p text:style-name="P1">Semana 5-8 (Refinamiento del Prompt): Aquí es donde está el valor. Probarás la IA tú mismo gritándole, llorándole o colgándole para ver cómo reacciona. Ajustarás el "Temperature" y el "System Prompt" para que sea más o menos insistente.</text:p>
      <text:p text:style-name="P1">4. Estimado de Costos de Ejecución (Para ti)</text:p>
      <text:p text:style-name="P1">Como lo vas a hacer solo, tus costos directos son:</text:p>
      <text:p text:style-name="P1">Vapi: ~$0.05 por minuto (Llamada terminada).</text:p>
      <text:p text:style-name="P1">OpenAI GPT-4o Realtime: ~$0.01 por minuto (Aproximadamente).</text:p>
      <text:p text:style-name="P1">Número de Teléfono: ~$2 USD al mes.</text:p>
      <text:p text:style-name="P1">Total Operativo: Si haces 400 llamadas de 3 minutos al mes, gastarás menos de $100 USD mensuales en APIs.</text:p>
      <text:p text:style-name="P1">Tu Ganancia: El resto de los $6,000 USD son para pagar tu cerebro y tu tiempo de configuración.</text:p>
      <text:p text:style-name="P1">¿Por dónde empezar hoy mismo?</text:p>
      <text:p text:style-name="P1">Entra a Vapi.ai, crea un asistente de prueba (tienen un template de "Sales" o "Support") y dale al botón de "Test with Phone". Pon tu número y recibe la llamada.</text:p>
      <text:p text:style-name="P1">Cuando veas que la IA te contesta en menos de 1 segundo y entiende cuando la interrumpes, te vas a dar cuenta de que ya tienes el 60% del sistema hecho. El resto es solo conectar tu base de datos.</text:p>
      <text:p text:style-name="P1">Si te atoras con la integración de Webhooks o el Prompt Engineering para cobranza, aquí estaré. ¡Dale para adelante, que el stack de Kali/Firebase te da la base de sobra!</text:p>
      <text:p text:style-name="P1"/>
      <text:p text:style-name="P2">Pagina de particulas <text:line-break/><text:line-break/>necesito una web.. sencilla que no diga nada com esta pero que diga un slogan bueno asi . como esta .. pero que diga en medi ootrta cosa y abajo un contacto.. nada de info y que podemos hacemos y esto y el otro .. no se .. deja razno mejor .. dame ideas</text:p>
      <text:p text:style-name="P2">Claro, puedo darte ideas para una página web sencilla y minimalista, inspirada en ese diseño oscuro y centrado.</text:p>
      <text:p text:style-name="P2">El diseño que muestras utiliza el negro como fondo para hacer que los puntos de luz (partículas animadas, que probablemente usan una librería como particles.js) y el texto central destaquen.</text:p>
      <text:p text:style-name="P2">Aquí tienes ideas de eslóganes y cómo estructurar la página para mantener ese estilo "misterioso" y profesional.</text:p>
      <text:p text:style-name="P2">Ideas para Eslogan Central</text:p>
      <text:p text:style-name="P2">El eslogan debe ser corto, impactante y relevante para tu negocio (préstamos/empeños, pero sin decirlo explícitamente).</text:p>
      <text:p text:style-name="P2">Eslógan<text:tab/>Foco</text:p>
      <text:p text:style-name="P2">Impulso Financiero.<text:tab/>Directo y positivo.</text:p>
      <text:p text:style-name="P2">Tu Valor, Tu Movimiento.<text:tab/>Enfatiza el empeño (el valor del auto) y el resultado (tu movimiento financiero).</text:p>
      <text:p text:style-name="P2">Soluciones Ágiles.<text:tab/>Rapidez y eficiencia.</text:p>
      <text:p text:style-name="P2">Capital a tu Alcance.<text:tab/>Profesional y claro.</text:p>
      <text:p text:style-name="P2">Activamos tu Potencial.<text:tab/>Un poco más abstracto y motivador.</text:p>
      <text:p text:style-name="P2">Conexión con tu Futuro.<text:tab/>Minimalista y sugiere avance.</text:p>
      <text:p text:style-name="P2">Estructura de la Página (Minimalista)</text:p>
      <text:p text:style-name="P2">Manteniendo el estilo, la estructura sería simple:</text:p>
      <text:p text:style-name="P2"><text:soft-page-break/>1. Sección Central (Slogan)</text:p>
      <text:p text:style-name="P2">Justo donde dice "QubitX - Argos Panoptes" en tu imagen, iría el eslogan que elijas, quizás con una fuente moderna y delgada.</text:p>
      <text:p text:style-name="P2">Ejemplo de código (HTML/CSS): Podrías usar algo como esto para el eslogan central:</text:p>
      <text:p text:style-name="P2">html</text:p>
      <text:p text:style-name="P2">&lt;div class="slogan-container"&gt;</text:p>
      <text:p text:style-name="P2"><text:s text:c="4"/>&lt;h1&gt;Impulso Financiero.&lt;/h1&gt;</text:p>
      <text:p text:style-name="P2">&lt;/div&gt;</text:p>
      <text:p text:style-name="P2">Usa el código con precaución.</text:p>
      <text:p text:style-name="P2"/>
      <text:p text:style-name="P2">css</text:p>
      <text:p text:style-name="P2">.slogan-container h1 {</text:p>
      <text:p text:style-name="P2"><text:s text:c="4"/>color: #00bcd4; /* Color de acento, similar al azul de tu imagen */</text:p>
      <text:p text:style-name="P2"><text:s text:c="4"/>font-size: 3em;</text:p>
      <text:p text:style-name="P2"><text:s text:c="4"/>text-align: center;</text:p>
      <text:p text:style-name="P2"><text:s text:c="4"/>position: absolute;</text:p>
      <text:p text:style-name="P2"><text:s text:c="4"/>top: 50%;</text:p>
      <text:p text:style-name="P2"><text:s text:c="4"/>left: 50%;</text:p>
      <text:p text:style-name="P2"><text:s text:c="4"/>transform: translate(-50%, -50%);</text:p>
      <text:p text:style-name="P2"><text:s text:c="4"/>letter-spacing: 2px;</text:p>
      <text:p text:style-name="P2">}</text:p>
      <text:p text:style-name="P2">Usa el código con precaución.</text:p>
      <text:p text:style-name="P2"/>
      <text:p text:style-name="P2">2. Sección de Contacto (Abajo)</text:p>
      <text:p text:style-name="P2">El contacto debe estar en la parte inferior, discreto, quizá con un color más claro o gris para no competir con el eslogan.</text:p>
      <text:p text:style-name="P2">Ideas para el contacto:</text:p>
      <text:p text:style-name="P2">Opción A (Sencilla):</text:p>
      <text:p text:style-name="P2">Tel: 55 1234 5678 | E-mail: contacto@dominio.com</text:p>
      <text:p text:style-name="P2">Opción B (Moderno):</text:p>
      <text:p text:style-name="P2">Agenda una llamada: [Link a Calendly/WhatsApp]</text:p>
      <text:p text:style-name="P2">Opción C (Discreto):</text:p>
      <text:p text:style-name="P2">Privacidad y soluciones garantizadas. Contacto.</text:p>
      <text:p text:style-name="P2">Ejemplo de código (HTML/CSS):</text:p>
      <text:p text:style-name="P2">html</text:p>
      <text:p text:style-name="P2">&lt;footer&gt;</text:p>
      <text:p text:style-name="P2"><text:s text:c="4"/>&lt;p&gt;Tel: 55 1234 5678 | Correo: info@empresa.com&lt;/p&gt;</text:p>
      <text:p text:style-name="P2">&lt;/footer&gt;</text:p>
      <text:p text:style-name="P2">Usa el código con precaución.</text:p>
      <text:p text:style-name="P2"/>
      <text:p text:style-name="P2">css</text:p>
      <text:p text:style-name="P2">footer {</text:p>
      <text:p text:style-name="P2"><text:s text:c="4"/>position: absolute;</text:p>
      <text:p text:style-name="P2"><text:s text:c="4"/>bottom: 20px;</text:p>
      <text:p text:style-name="P2"><text:s text:c="4"/>width: 100%;</text:p>
      <text:p text:style-name="P2"><text:s text:c="4"/>text-align: center;</text:p>
      <text:p text:style-name="P2"><text:s text:c="4"/>color: #888; /* Gris claro */</text:p>
      <text:p text:style-name="P2"><text:s text:c="4"/>font-size: 0.9em;</text:p>
      <text:p text:style-name="P2">}</text:p>
      <text:p text:style-name="P2">Usa el código con precaución.</text:p>
      <text:p text:style-name="P2"/>
      <text:p text:style-name="P2">El resultado final:</text:p>
      <text:p text:style-name="P2"><text:soft-page-break/>Una página que carga rápido, se ve profesional, impacta con el eslogan y ofrece el contacto sin distracciones.</text:p>
      <text:p text:style-name="P2">¿Te gustaría que te ayude a encontrar una librería de partículas gratuita para darle ese efecto animado de fondo que se ve en la imagen?</text:p>
      <text:p text:style-name="P2"/>
      <text:p text:style-name="P2"/>
      <text:p text:style-name="P2"/>
      <text:p text:style-name="P2">si <text:s/>por favor </text:p>
      <text:p text:style-name="P2">se me viene a la mente <text:s/>inferior izquerdo ia whathapp derecha contacto </text:p>
      <text:p text:style-name="P2">y la ia de la info de , nosotoros. mision, objetivo , alcance. todo eso ...</text:p>
      <text:p text:style-name="P2">Perfecto, esa es una excelente idea. Usar la IA para manejar toda la "información aburrida" (Misión, Visión, etc.) es la definición de un sitio web minimalista y pro. La página de inicio es el gancho, la IA es la vendedora.</text:p>
      <text:p text:style-name="P2">Aquí tienes cómo implementar eso y la librería de partículas que buscas.</text:p>
      <text:p text:style-name="P2">1. Librería de Partículas (El Fondo Animado)</text:p>
      <text:p text:style-name="P2">La librería más popular y fácil de usar para lograr ese efecto de puntos flotantes es particles.js. Es gratuita y ligera.</text:p>
      <text:p text:style-name="P2">Paso 1: Descargar/Instalar</text:p>
      <text:p text:style-name="P2">Puedes descargarlo directamente de su repositorio o usar un CDN (Content Delivery Network).</text:p>
      <text:p text:style-name="P2">Link al repositorio oficial en GitHub</text:p>
      <text:p text:style-name="P2">Link a un CDN para incluirlo rápido</text:p>
      <text:p text:style-name="P2">Paso 2: Implementación (HTML y JS)</text:p>
      <text:p text:style-name="P2">Necesitas un contenedor div que ocupe toda la pantalla para que la librería dibuje las partículas dentro.</text:p>
      <text:p text:style-name="P2">html</text:p>
      <text:p text:style-name="P2">&lt;div id="particles-js"&gt;&lt;/div&gt;</text:p>
      <text:p text:style-name="P2">&lt;!-- Carga la librería JS --&gt;</text:p>
      <text:p text:style-name="P2">&lt;script src="cdn.jsdelivr.net"&gt;&lt;/script&gt;</text:p>
      <text:p text:style-name="P2">&lt;!-- Carga tu script de configuración (ver abajo) --&gt;</text:p>
      <text:p text:style-name="P2">&lt;script src="js/app.js"&gt;&lt;/script&gt;</text:p>
      <text:p text:style-name="P2">Usa el código con precaución.</text:p>
      <text:p text:style-name="P2"/>
      <text:p text:style-name="P2">Paso 3: Configuración (app.js)</text:p>
      <text:p text:style-name="P2">En tu archivo app.js, inicializas el script con las opciones que imiten tu imagen (pocas partículas, color azul/cian, sin líneas conectándolas, movimiento lento).</text:p>
      <text:p text:style-name="P2">javascript</text:p>
      <text:p text:style-name="P2">particlesJS('particles-js', {</text:p>
      <text:p text:style-name="P2"><text:s text:c="4"/>"particles": {</text:p>
      <text:p text:style-name="P2"><text:s text:c="8"/>"number": {"value": 80, "density": {"enable": true, "value_area": 800}},</text:p>
      <text:p text:style-name="P2"><text:s text:c="8"/>"color": {"value": "#00bcd4"}, // Color azul/cian</text:p>
      <text:p text:style-name="P2"><text:s text:c="8"/>"shape": {"type": "circle"},</text:p>
      <text:p text:style-name="P2"><text:s text:c="8"/>"opacity": {"value": 0.5, "random": false},</text:p>
      <text:p text:style-name="P2"><text:s text:c="8"/>"size": {"value": 3, "random": true},</text:p>
      <text:p text:style-name="P2"><text:s text:c="8"/>"line_linked": {"enable": false}, // Sin líneas entre puntos</text:p>
      <text:p text:style-name="P2"><text:s text:c="8"/>"move": {"enable": true, "speed": 1, "direction": "none", "random": false, "straight": false, "out_mode": "out", "bounce": false}</text:p>
      <text:p text:style-name="P2"><text:s text:c="4"/>},</text:p>
      <text:p text:style-name="P2"><text:s text:c="4"/>"interactivity": { // Puedes añadir interactividad si quieres que reaccionen al mouse</text:p>
      <text:p text:style-name="P2"><text:s text:c="8"/>"detect_on": "canvas",</text:p>
      <text:p text:style-name="P2"><text:s text:c="8"/>"events": {"onhover": {"enable": true, "mode": "grab"}, "onclick": {"enable": true, "mode": "push"}, "resize": true},</text:p>
      <text:p text:style-name="P2"><text:s text:c="8"/>"modes": {"grab": {"distance": 150, "line_linked": {"opacity": 1}}}</text:p>
      <text:p text:style-name="P2"><text:soft-page-break/><text:s text:c="4"/>},</text:p>
      <text:p text:style-name="P2"><text:s text:c="4"/>"retina_detect": true</text:p>
      <text:p text:style-name="P2">});</text:p>
      <text:p text:style-name="P2">Usa el código con precaución.</text:p>
      <text:p text:style-name="P2"/>
      <text:p text:style-name="P2">2. Implementación de Layout (IA y Contacto)</text:p>
      <text:p text:style-name="P2">Usaremos CSS Flexbox o Grid para posicionar el widget de IA a la izquierda y el contacto a la derecha en la parte inferior.</text:p>
      <text:p text:style-name="P2">html</text:p>
      <text:p text:style-name="P2">&lt;div class="slogan-container"&gt;</text:p>
      <text:p text:style-name="P2"><text:s text:c="4"/>&lt;h1&gt;Capital a tu Alcance.&lt;/h1&gt;</text:p>
      <text:p text:style-name="P2">&lt;/div&gt;</text:p>
      <text:p text:style-name="P2"/>
      <text:p text:style-name="P2">&lt;footer&gt;</text:p>
      <text:p text:style-name="P2"><text:s text:c="4"/>&lt;div class="left-widget"&gt;</text:p>
      <text:p text:style-name="P2"><text:s text:c="8"/>&lt;!-- Aquí va tu widget de IA/WhatsApp --&gt;</text:p>
      <text:p text:style-name="P2"><text:s text:c="8"/>&lt;a href="wa.me" target="_blank"&gt;</text:p>
      <text:p text:style-name="P2"><text:s text:c="12"/>&lt;img src="whatsapp-icon.png" alt="WhatsApp AI" style="width:50px;height:50px;"&gt;</text:p>
      <text:p text:style-name="P2"><text:s text:c="12"/>&lt;span&gt;Chatea con nuestra IA (Misión/Visión)&lt;/span&gt;</text:p>
      <text:p text:style-name="P2"><text:s text:c="8"/>&lt;/a&gt;</text:p>
      <text:p text:style-name="P2"><text:s text:c="4"/>&lt;/div&gt;</text:p>
      <text:p text:style-name="P2"><text:s text:c="4"/>&lt;div class="right-contact"&gt;</text:p>
      <text:p text:style-name="P2"><text:s text:c="8"/>&lt;!-- Tu info de contacto --&gt;</text:p>
      <text:p text:style-name="P2"><text:s text:c="8"/>&lt;p&gt;Email: info@empresa.com&lt;/p&gt;</text:p>
      <text:p text:style-name="P2"><text:s text:c="8"/>&lt;p&gt;Tel: 55 1234 5678&lt;/p&gt;</text:p>
      <text:p text:style-name="P2"><text:s text:c="4"/>&lt;/div&gt;</text:p>
      <text:p text:style-name="P2">&lt;/footer&gt;</text:p>
      <text:p text:style-name="P2">Usa el código con precaución.</text:p>
      <text:p text:style-name="P2"/>
      <text:p text:style-name="P2">CSS para el Footer:</text:p>
      <text:p text:style-name="P2">css</text:p>
      <text:p text:style-name="P2">footer {</text:p>
      <text:p text:style-name="P2"><text:s text:c="4"/>position: absolute;</text:p>
      <text:p text:style-name="P2"><text:s text:c="4"/>bottom: 0;</text:p>
      <text:p text:style-name="P2"><text:s text:c="4"/>width: 100%;</text:p>
      <text:p text:style-name="P2"><text:s text:c="4"/>display: flex;</text:p>
      <text:p text:style-name="P2"><text:s text:c="4"/>justify-content: space-between; /* Manda uno a cada extremo */</text:p>
      <text:p text:style-name="P2"><text:s text:c="4"/>padding: 20px;</text:p>
      <text:p text:style-name="P2"><text:s text:c="4"/>box-sizing: border-box;</text:p>
      <text:p text:style-name="P2"><text:s text:c="4"/>color: #888;</text:p>
      <text:p text:style-name="P2">}</text:p>
      <text:p text:style-name="P2"/>
      <text:p text:style-name="P2">.left-widget a {</text:p>
      <text:p text:style-name="P2"><text:s text:c="4"/>display: flex;</text:p>
      <text:p text:style-name="P2"><text:s text:c="4"/>align-items: center;</text:p>
      <text:p text:style-name="P2"><text:s text:c="4"/>color: #00bcd4;</text:p>
      <text:p text:style-name="P2"><text:s text:c="4"/>text-decoration: none;</text:p>
      <text:p text:style-name="P2">}</text:p>
      <text:p text:style-name="P2"/>
      <text:p text:style-name="P2">.left-widget img {</text:p>
      <text:p text:style-name="P2"><text:s text:c="4"/>margin-right: 10px;</text:p>
      <text:p text:style-name="P2">}</text:p>
      <text:p text:style-name="P2"><text:soft-page-break/>Usa el código con precaución.</text:p>
      <text:p text:style-name="P2"/>
      <text:p text:style-name="P2">3. La IA como "Info-Bot"</text:p>
      <text:p text:style-name="P2">Como tienes acceso a sistemas complejos, puedes usar tu configuración de Vapi/Make/Firebase para alimentar esta idea.</text:p>
      <text:p text:style-name="P2">Estrategia: Cuando configures tu agente de IA, en el System Prompt le indicas: "Eres el asistente virtual de la empresa X. Tu rol es responder preguntas sobre la misión, visión, objetivos y servicios de la empresa, y conectar al usuario con un humano si lo requiere. No des información de préstamos/empeños hasta que el usuario te lo pida explícitamente."</text:p>
      <text:p text:style-name="P2">De esta manera, la página sigue siendo minimalista, y toda la información corporativa está a un clic, manejada por la IA que ya estás construyendo.</text:p>
      <text:p text:style-name="P2">¿Qué te parece la idea de usar particles.js para el fondo animado?</text:p>
      <text:p text:style-name="P2"/>
      <text:p text:style-name="P3">LustinIA <text:span text:style-name="T1">Automata</text:span></text:p>
      <text:p text:style-name="P2"/>
      <text:p text:style-name="P2"/>
      <text:p text:style-name="P2"/>
      <text:p text:style-name="P1">### Ejemplos de Prompts Avanzados para Agentes de IA en Ventas y Cobranza</text:p>
      <text:p text:style-name="P1"/>
      <text:p text:style-name="P1">Estimado usuario,</text:p>
      <text:p text:style-name="P1"/>
      <text:p text:style-name="P1">A continuación, presento una selección de ejemplos de prompts avanzados diseñados específicamente para agentes de IA de voz o conversacionales en plataformas como Vapi, Retell AI u OpenAI Realtime API. Estos prompts incorporan mejores prácticas actuales en 2026, tales como estructuración clara con secciones etiquetadas, manejo de interrupciones, empatía dinámica, Chain of Thought (CoT) para razonamiento interno, Few-Shot Prompting con ejemplos de diálogos, gestión de objeciones mediante técnicas como Feel-Felt-Found, y guardrails de cumplimiento legal (esencial en cobranza). Los ejemplos están adaptados al sector de empeños y préstamos, enfocándose en ventas persuasivas y cobranza empática.</text:p>
      <text:p text:style-name="P1"/>
      <text:p text:style-name="P1">#### 1. Prompt Avanzado para Agente de Ventas (Persuasivo y Multimodal)</text:p>
      <text:p text:style-name="P1">Este prompt utiliza secciones claras, CoT para manejo de objeciones y ejemplos Few-Shot para guiar respuestas naturales.</text:p>
      <text:p text:style-name="P1"/>
      <text:p text:style-name="P1">```</text:p>
      <text:p text:style-name="P1"># Rol y Objetivo</text:p>
      <text:p text:style-name="P1">Eres "Ana", una asesora financiera entusiasta y experta de [Nombre de Empresa], especializada en préstamos rápidos con garantía de autos. Tu objetivo principal es cerrar una venta de préstamo ofreciendo montos personalizados basados en el valor del auto del cliente, con énfasis en liquidez inmediata y retención del vehículo.</text:p>
      <text:p text:style-name="P1"/>
      <text:p text:style-name="P1"># Personalidad y Tono</text:p>
      <text:p text:style-name="P1">Habla con entusiasmo natural, como una amiga confiable: usa contracciones (ej. "estás" en lugar de "está"), pausas para empatía y preguntas abiertas. Sé persuasiva pero no agresiva; valida emociones siempre.</text:p>
      <text:p text:style-name="P1"/>
      <text:p text:style-name="P1"># Contexto Dinámico</text:p>
      <text:p text:style-name="P1">Accede a datos del cliente vía herramientas: {nombre_cliente}, {modelo_auto}, {valor_estimado}, {saldo_pendiente si aplica}. Usa esta información para personalizar ofertas en tiempo real.</text:p>
      <text:p text:style-name="P1"/>
      <text:p text:style-name="P1"># Reglas Generales</text:p>
      <text:p text:style-name="P1"><text:soft-page-break/>- Interrupciones: Si el cliente interrumpe, detente inmediatamente, valida ("Entiendo perfectamente") y retoma suavemente.</text:p>
      <text:p text:style-name="P1">- Prohibiciones: Nunca prometas tasas no autorizadas. Siempre menciona: "Sujeto a aprobación final".</text:p>
      <text:p text:style-name="P1">- Multimodal: Si es posible, ofrece enviar fotos de ejemplos o links de pago.</text:p>
      <text:p text:style-name="P1"/>
      <text:p text:style-name="P1"># Lógica de Negociación (Chain of Thought Interno)</text:p>
      <text:p text:style-name="P1">Antes de responder: 1. Analiza intención del cliente. 2. Recuerda contexto previo. 3. Elige fase: Gancho → Descubrimiento → Objeciones → Cierre.</text:p>
      <text:p text:style-name="P1">- Gancho: "Vi que tu [modelo_auto] califica para hasta [monto] en menos de 2 horas. ¿Cómo te ayudaría eso hoy?"</text:p>
      <text:p text:style-name="P1">- Manejo de Objeciones (Few-Shot Examples):</text:p>
      <text:p text:style-name="P1"><text:s text:c="2"/>Ejemplo 1: Cliente dice "Es caro". Respuesta: "Entiendo cómo te sientes; muchos clientes se sintieron igual al principio, pero encontraron que la rapidez y mantener su auto vale la pena. ¿Qué tasa estás buscando para compararla?"</text:p>
      <text:p text:style-name="P1"><text:s text:c="2"/>Ejemplo 2: Cliente dice "No me interesa". Respuesta: "Claro, lo comprendo. Solo por curiosidad, ¿qué aspecto te preocupa más: el plazo o el monto disponible?"</text:p>
      <text:p text:style-name="P1"/>
      <text:p text:style-name="P1"># Cierre</text:p>
      <text:p text:style-name="P1">Obtén compromiso: "Perfecto, te envío el link de pago ahora. ¿Confirmas con [monto] hoy?"</text:p>
      <text:p text:style-name="P1"/>
      <text:p text:style-name="P1"># Escalación</text:p>
      <text:p text:style-name="P1">Si el cliente menciona disputa o enojo extremo, transfiere a humano: "Para ayudarte mejor, te paso con un supervisor."</text:p>
      <text:p text:style-name="P1">```</text:p>
      <text:p text:style-name="P1"/>
      <text:p text:style-name="P1">#### 2. Prompt Avanzado para Agente de Cobranza (Empático y Cumplidor)</text:p>
      <text:p text:style-name="P1">Incorpora cumplimiento FDCPA-like (adaptado a regulaciones locales), empatía obligatoria y promesas de pago específicas. Basado en ejemplos de plataformas como Vodex y Retell AI.</text:p>
      <text:p text:style-name="P1"/>
      <text:p text:style-name="P1">```</text:p>
      <text:p text:style-name="P1"># Rol y Objetivo</text:p>
      <text:p text:style-name="P1">Eres "Luis", un asesor de soporte financiero de [Nombre de Empresa]. Esta llamada es un intento de cobrar una deuda pendiente. Objetivo: Obtener una promesa de pago concreta (fecha, monto, método) con empatía, sin presión.</text:p>
      <text:p text:style-name="P1"/>
      <text:p text:style-name="P1"># Personalidad y Tono</text:p>
      <text:p text:style-name="P1">Tono firme pero servicial y empático. Usa frases validantes: "Entiendo que ha sido difícil", "Lo tengo". Habla despacio en temas sensibles.</text:p>
      <text:p text:style-name="P1"/>
      <text:p text:style-name="P1"># Inicio Obligatorio (Cumplimiento)</text:p>
      <text:p text:style-name="P1">Siempre inicia: "Esta llamada es un intento de cobrar una deuda. Cualquier información se usará para ese fin. ¿Hablo con [nombre_cliente]? Verifiquemos con fecha de nacimiento para continuar."</text:p>
      <text:p text:style-name="P1"/>
      <text:p text:style-name="P1"># Reglas Generales</text:p>
      <text:p text:style-name="P1">- Cumplimiento: Nunca amenaces. Ofrece opciones flexibles. Si disputa deuda, escalar inmediatamente.</text:p>
      <text:p text:style-name="P1">- Memoria: Recuerda detalles previos (ej. pagos parciales pasados) para construir confianza.</text:p>
      <text:p text:style-name="P1">- Chain of Thought: Piensa paso a paso: 1. Valida emoción. 2. Recuerda saldo {monto_pendiente}. 3. Ofrece soluciones. 4. Cierra con promesa específica.</text:p>
      <text:p text:style-name="P1"/>
      <text:p text:style-name="P1"># Lógica de Cobranza (Few-Shot Examples)</text:p>
      <text:p text:style-name="P1"><text:soft-page-break/>- Inicio: "Llamo por tu saldo de [monto]. Queremos apoyarte para regularizar y mantener opciones futuras."</text:p>
      <text:p text:style-name="P1">- Objeción "No puedo pagar": "Lo entiendo, ha pasado a muchos. Clientes en situaciones similares encontraron útil un plan parcial. ¿Podrías [monto_parcial] para [fecha]?"</text:p>
      <text:p text:style-name="P1">- Objeción "Es error": "Comprendo tu preocupación. Para revisar, te transfiero a un especialista ahora."</text:p>
      <text:p text:style-name="P1"/>
      <text:p text:style-name="P1"># Cierre y Actualización</text:p>
      <text:p text:style-name="P1">Confirma: "¿Prometes pagar [monto] el [fecha] vía [método]?" Actualiza CRM vía herramienta.</text:p>
      <text:p text:style-name="P1"/>
      <text:p text:style-name="P1"># Escalación</text:p>
      <text:p text:style-name="P1">Si enojo, disputa o solicitud de no llamar: "Respeto tu decisión, anotaré eso." Y escalar o finalizar compliantemente.</text:p>
      <text:p text:style-name="P1">```</text:p>
      <text:p text:style-name="P1"/>
      <text:p text:style-name="P1">#### 3. Prompt Híbrido Avanzado (Ventas + Cobranza con State Management)</text:p>
      <text:p text:style-name="P1">Para agentes que manejan ambos escenarios, usando estados para transiciones fluidas (inspirado en OpenAI Realtime y Vapi).</text:p>
      <text:p text:style-name="P1"/>
      <text:p text:style-name="P1">```</text:p>
      <text:p text:style-name="P1"># Estados de Conversación</text:p>
      <text:p text:style-name="P1">Usa estados internos: 1. Verificación → 2. Diagnóstico (¿deuda o oportunidad?) → 3. Empatía → 4. Solución (cobranza o venta) → 5. Cierre.</text:p>
      <text:p text:style-name="P1"/>
      <text:p text:style-name="P1"># Instrucciones Avanzadas</text:p>
      <text:p text:style-name="P1">- Transición: Si hay deuda, prioriza cobranza empática antes de ofrecer nuevo préstamo.</text:p>
      <text:p text:style-name="P1">- Razonamiento Interno: Antes de hablar, resume contexto y decide estado siguiente.</text:p>
      <text:p text:style-name="P1">- Ejemplos Few-Shot para Puente: Cliente con deuda dice "Necesito más dinero". Respuesta: "Primero resolvamos lo pendiente para desbloquear mejores opciones. Entiendo la urgencia..."</text:p>
      <text:p text:style-name="P1"/>
      <text:p text:style-name="P1"># Guardrails</text:p>
      <text:p text:style-name="P1">Latencia humana: Pausas naturales. Nunca repetir frases robóticas.</text:p>
      <text:p text:style-name="P1">```</text:p>
      <text:p text:style-name="P1"/>
      <text:p text:style-name="P1">Estos prompts son altamente adaptables; recomiendo probarlos en entornos de prueba (como Vapi o Retell dashboards) e iterar basados en métricas como tasa de cierre, duración de llamada y sentiment analysis. Incorporan técnicas probadas para reducir drop-offs en un 40-60% y mejorar conversiones.</text:p>
      <text:p text:style-name="P1"/>
      <text:p text:style-name="P1">Si desea variaciones específicas, integración con herramientas o más ejemplos en español puro, indíquelo para refinarlos ulteriormente.</text:p>
      <text:p text:style-name="P1"/>
      <text:p text:style-name="P1">Atentamente, <text:s/></text:p>
      <text:p text:style-name="P2">Grok</text:p>
      <text:p text:style-name="P2"/>
      <text:list text:style-name="L1">
        <text:list-item>
          <text:p text:style-name="P4">CUESTIONARIO PRINCIPAL </text:p>
        </text:list-item>
        <text:list-item>
          <text:p text:style-name="P5"/>
        </text:list-item>
        <text:list-item>
          <text:p text:style-name="P5">¿Cuál es el monto aproximado de cuentas por cobrar que maneja mensualmente? (Opciones: Menos de $50,000 MXN / $50,000-$200,000 MXN / Más de $200,000 MXN) </text:p>
        </text:list-item>
      </text:list>
      <text:list text:style-name="L2">
        <text:list-item>
          <text:p text:style-name="P6">¿Cuál es su meta de ventas o recuperación mensual actual? (Campo numérico o rangos similares) </text:p>
        </text:list-item>
      </text:list>
      <text:list text:style-name="L3">
        <text:list-item>
          <text:p text:style-name="P7"><text:soft-page-break/>¿Qué estrategias utiliza actualmente en su sistema de ventas y cobranza? (Opciones múltiples: Llamadas manuales / WhatsApp / Email / Visitas puerta a puerta / Otro) </text:p>
        </text:list-item>
      </text:list>
      <text:list text:style-name="L4">
        <text:list-item>
          <text:p text:style-name="P8">¿Cuál es su proyección de crecimiento o volumen para los próximos 6 meses? (Opciones: Estable / Crecimiento moderado (10-30%) / Alto crecimiento (&gt;30%)) </text:p>
        </text:list-item>
      </text:list>
      <text:list text:style-name="L5">
        <text:list-item>
          <text:p text:style-name="P9">¿En qué sector opera principalmente su negocio? (Opciones predefinidas: Servicios funerarios / Venta de autos seminuevos / Retail / Otro)</text:p>
        </text:list-item>
      </text:list>
      <text:p text:style-name="P10">METER TODA LA INFORMACION DE LA EMPREA</text:p>
      <text:p text:style-name="P10"/>
      <text:h text:style-name="P11" text:outline-level="2">FAQs</text:h>
      <text:p text:style-name="P12">Have a different question and can't find the answer you're looking for? Reach out to our support team by <text:a xlink:type="simple" xlink:href="mailto:bhanu@sitegpt.ai" office:target-frame-name="_blank" xlink:show="new" text:style-name="Internet_20_link" text:visited-style-name="Visited_20_Internet_20_Link"><text:span text:style-name="T2">sending us an email</text:span></text:a> and we'll get back to you as soon as we can.</text:p>
      <text:p text:style-name="P13"/>
      <text:p text:style-name="P10">TIPOS DE CHAT Y APPS PARA ESCALAR <text:line-break/><text:span text:style-name="Strong_20_Emphasis">Agente de IA</text:span>:</text:p>
      <text:list text:style-name="L6">
        <text:list-item>
          <text:list>
            <text:list-item>
              <text:p text:style-name="P14"><text:span text:style-name="Strong_20_Emphasis">Opción 1 (más rápida)</text:span>: SiteGPT o Chatling → entrenar con un documento único (Google Doc o PDF) donde escriba toda la información de Empresa, Visión, Pricing, etc. El widget responde todo y, si el usuario pide “menú”, la IA lo lista textualmente. </text:p>
            </text:list-item>
            <text:list-item>
              <text:p text:style-name="P14"><text:span text:style-name="Strong_20_Emphasis">Opción 2 (más avanzada y personalizable)</text:span>: Voiceflow o Botpress + integración con LLM (OpenAI o Grok API cuando esté disponible). Permite respuestas más naturales y proactivas. </text:p>
            </text:list-item>
            <text:list-item>
              <text:p text:style-name="P14"><text:span text:style-name="Strong_20_Emphasis">Opción 3 (full custom)</text:span>: Vercel AI SDK + LangChain con RAG sobre sus documentos. Ideal cuando escale y quiera control total. </text:p>
            </text:list-item>
          </text:list>
        </text:list-item>
        <text:list-item>
          <text:p text:style-name="P14"><text:span text:style-name="Strong_20_Emphasis">Contacto</text:span>:</text:p>
          <text:list>
            <text:list-item>
              <text:p text:style-name="P14">Botón fijo de WhatsApp Business con enlace directo: https://wa.me/+52XXXXXXXXXX?text=Hola,%20quiero%20información%20sobre%20LusitnIA </text:p>
            </text:list-item>
          </text:list>
        </text:list-item>
        <text:list-item>
          <text:p text:style-name="P14"><text:span text:style-name="Strong_20_Emphasis">Página vacía y rápida</text:span>:</text:p>
          <text:list>
            <text:list-item>
              <text:p text:style-name="P14">Next.js estático en Vercel → carga en &lt;1 segundo. </text:p>
            </text:list-item>
            <text:list-item>
              <text:p text:style-name="P14">Sin imágenes pesadas (solo la esfera optimizada o animación ligera con tsParticles). </text:p>
            </text:list-item>
            <text:list-item>
              <text:p text:style-name="P15">Sin menús, sin footer extenso, sin texto largo. </text:p>
            </text:list-item>
          </text:list>
        </text:list-item>
      </text:list>
      <text:p text:style-name="P16">Este enfoque convierte la página en una experiencia directa y moderna: el usuario llega, ve tecnología (esfera + IA), pregunta lo que necesite y recibe respuesta inmediata. Cuando el negocio escale, el mismo agente podrá calificar leads, agendar demos y hasta cerrar ventas básicas.</text:p>
      <text:p text:style-name="P16">Si lo desea, puedo preparar:</text:p>
      <text:list text:style-name="L7">
        <text:list-item>
          <text:p text:style-name="P17">El documento maestro de conocimiento para entrenar la IA. </text:p>
        </text:list-item>
        <text:list-item>
          <text:p text:style-name="P17">El código exacto de Next.js para esta estructura minimalista. </text:p>
        </text:list-item>
        <text:list-item>
          <text:p text:style-name="P18">El saludo y prompts iniciales para que YanusIA liste el menú cuando se lo pidan.</text:p>
        </text:list-item>
      </text:list>
      <text:p text:style-name="P10"/>
      <text:p text:style-name="P10"/>
      <text:p text:style-name="P10"><text:soft-page-break/></text:p>
      <text:p text:style-name="P19"><text:span text:style-name="T3">PRICES FOR SITEGPT</text:span><text:line-break/><text:span text:style-name="T2">Starter</text:span></text:p>
      <text:p text:style-name="P20">$39</text:p>
      <text:p text:style-name="P20">/mo</text:p>
      <text:p text:style-name="P20">billed $468 yearly</text:p>
      <text:p text:style-name="P20">Includes:</text:p>
      <text:list text:style-name="L8">
        <text:list-item>
          <text:p text:style-name="P21"/>
        </text:list-item>
      </text:list>
      <text:h text:style-name="P22" text:outline-level="2">Growth</text:h>
      <text:p text:style-name="P20">$79</text:p>
      <text:p text:style-name="P20">/mo</text:p>
      <text:p text:style-name="P20">billed $948 yearly</text:p>
      <text:p text:style-name="P20">Includes:</text:p>
      <text:list text:style-name="L9">
        <text:list-item>
          <text:p text:style-name="P23"><text:span text:style-name="Strong_20_Emphasis"><text:span text:style-name="T2">Up to 4 team members</text:span></text:span></text:p>
        </text:list-item>
        <text:list-item>
          <text:p text:style-name="P23"><text:span text:style-name="Strong_20_Emphasis"><text:span text:style-name="T2">Integrations with multiple platforms</text:span></text:span></text:p>
        </text:list-item>
        <text:list-item>
          <text:p text:style-name="P23"><text:span text:style-name="Strong_20_Emphasis"><text:span text:style-name="T2">API Access</text:span></text:span></text:p>
        </text:list-item>
        <text:list-item>
          <text:p text:style-name="P23"><text:span text:style-name="Strong_20_Emphasis"><text:span text:style-name="T2">Rate Limiting</text:span></text:span></text:p>
        </text:list-item>
        <text:list-item>
          <text:p text:style-name="P24"><text:span text:style-name="Strong_20_Emphasis"><text:span text:style-name="T2">Auto Refresh (Monthly)</text:span></text:span></text:p>
        </text:list-item>
      </text:list>
      <text:h text:style-name="P22" text:outline-level="2">Scale</text:h>
      <text:p text:style-name="P20">$259</text:p>
      <text:p text:style-name="P20">/mo</text:p>
      <text:p text:style-name="P20">billed $3108 yearly</text:p>
      <text:p text:style-name="P20">Includes:</text:p>
      <text:list text:style-name="L10">
        <text:list-item>
          <text:p text:style-name="P25"><text:span text:style-name="Strong_20_Emphasis"><text:span text:style-name="T2">Up to 10 team members</text:span></text:span></text:p>
        </text:list-item>
        <text:list-item>
          <text:p text:style-name="P25"><text:span text:style-name="Strong_20_Emphasis"><text:span text:style-name="T2">Integrations with multiple platforms</text:span></text:span></text:p>
        </text:list-item>
        <text:list-item>
          <text:p text:style-name="P25"><text:span text:style-name="Strong_20_Emphasis"><text:span text:style-name="T2">API Access</text:span></text:span></text:p>
        </text:list-item>
        <text:list-item>
          <text:p text:style-name="P25"><text:span text:style-name="Strong_20_Emphasis"><text:span text:style-name="T2">Rate Limiting</text:span></text:span></text:p>
        </text:list-item>
        <text:list-item>
          <text:p text:style-name="P25"><text:span text:style-name="Strong_20_Emphasis"><text:span text:style-name="T2">Auto Refresh (Weekly)</text:span></text:span></text:p>
        </text:list-item>
        <text:list-item>
          <text:p text:style-name="P25"><text:span text:style-name="Strong_20_Emphasis"><text:span text:style-name="T2">Auto Scan (Daily)</text:span></text:span></text:p>
        </text:list-item>
        <text:list-item>
          <text:p text:style-name="P26"><text:span text:style-name="Strong_20_Emphasis"><text:span text:style-name="T2">Webhook Support</text:span></text:span></text:p>
        </text:list-item>
      </text:list>
      <text:h text:style-name="P22" text:outline-level="2">Enterprise</text:h>
      <text:p text:style-name="P20">Custom</text:p>
      <text:p text:style-name="P27"><text:a xlink:type="simple" xlink:href="https://sitegpt.ai/book-a-demo" text:style-name="Internet_20_link" text:visited-style-name="Visited_20_Internet_20_Link"><text:span text:style-name="T2">Contact us</text:span></text:a></text:p>
      <text:p text:style-name="P20">Includes:</text:p>
      <text:list text:style-name="L11">
        <text:list-item>
          <text:p text:style-name="P28"><text:soft-page-break/><text:span text:style-name="Strong_20_Emphasis"><text:span text:style-name="T2">Up to 10,000 team members</text:span></text:span></text:p>
        </text:list-item>
        <text:list-item>
          <text:p text:style-name="P28"><text:span text:style-name="Strong_20_Emphasis"><text:span text:style-name="T2">Integrations with multiple platforms</text:span></text:span></text:p>
        </text:list-item>
        <text:list-item>
          <text:p text:style-name="P28"><text:span text:style-name="Strong_20_Emphasis"><text:span text:style-name="T2">API Access</text:span></text:span></text:p>
        </text:list-item>
        <text:list-item>
          <text:p text:style-name="P28"><text:span text:style-name="Strong_20_Emphasis"><text:span text:style-name="T2">Rate Limiting</text:span></text:span></text:p>
        </text:list-item>
        <text:list-item>
          <text:p text:style-name="P28"><text:span text:style-name="Strong_20_Emphasis"><text:span text:style-name="T2">Auto Refresh (Daily)</text:span></text:span></text:p>
        </text:list-item>
        <text:list-item>
          <text:p text:style-name="P28"><text:span text:style-name="Strong_20_Emphasis"><text:span text:style-name="T2">Webhook Support</text:span></text:span></text:p>
        </text:list-item>
        <text:list-item>
          <text:p text:style-name="P28"><text:span text:style-name="Strong_20_Emphasis"><text:span text:style-name="T2">Priority Support</text:span></text:span></text:p>
        </text:list-item>
        <text:list-item>
          <text:p text:style-name="P29"><text:span text:style-name="Strong_20_Emphasis"><text:span text:style-name="T2">Custom Integrations</text:span></text:span></text:p>
        </text:list-item>
      </text:list>
      <text:p text:style-name="P20">Pricing is exclusive of taxes and additional local tax may be collected depending on your region.</text:p>
      <text:h text:style-name="P30" text:outline-level="4">Add-ons</text:h>
      <text:p text:style-name="P20">+$39</text:p>
      <text:p text:style-name="P20">/mo</text:p>
      <text:p text:style-name="P20">billed $468 yearly</text:p>
      <text:p text:style-name="P31"/>
      <text:p text:style-name="P20">+$39</text:p>
      <text:p text:style-name="P20">/mo</text:p>
      <text:p text:style-name="P20">billed $468 yearly</text:p>
      <text:p text:style-name="P19"/>
      <text:p text:style-name="P19">integrations</text:p>
      <text:p text:style-name="P32">The AI chatbot that's an expert on your products</text:p>
      <text:p text:style-name="P20">It's like having ChatGPT specifically for your products. Instantly answer your visitors' questions with a personalized chatbot trained on your website content.</text:p>
      <text:p text:style-name="P33">Cálculo rápido de ROI y comparación operador vs IA:</text:p>
      <text:p text:style-name="P33">Utiliza estos parámetros estándar para estimados rápidos (ajústalos si el usuario proporciona datos propios):</text:p>
      <text:p text:style-name="P33"/>
      <text:p text:style-name="P33">Operador humano típico:</text:p>
      <text:p text:style-name="P33">- 15 min por llamada</text:p>
      <text:p text:style-name="P33">- 4 llamadas/hora</text:p>
      <text:p text:style-name="P33">- 32 llamadas teóricas en jornada de 8h</text:p>
      <text:p text:style-name="P33">- 15% gap → 27 llamadas efectivas</text:p>
      <text:p text:style-name="P33">- 20% tasa de cierre → ~5.4 cierres/día</text:p>
      <text:p text:style-name="P33"/>
      <text:p text:style-name="P33">IA LusitnIA:</text:p>
      <text:p text:style-name="P33">- 6 min por llamada</text:p>
      <text:p text:style-name="P33"><text:soft-page-break/>- 10 llamadas/hora</text:p>
      <text:p text:style-name="P33">- 80 llamadas por turno (sin gap)</text:p>
      <text:p text:style-name="P33">- 30% tasa de cierre en primera semana → ~24 cierres/día</text:p>
      <text:p text:style-name="P33"/>
      <text:p text:style-name="P33">Beneficios clave:</text:p>
      <text:p text:style-name="P33">- +196% llamadas procesadas</text:p>
      <text:p text:style-name="P33">- +344% cierres efectivos</text:p>
      <text:p text:style-name="P33">- Ahorro equivalente a 2–3 operadores por instancia</text:p>
      <text:p text:style-name="P33">- ROI típico: recuperación de inversión en 4–8 meses</text:p>
      <text:p text:style-name="P33"/>
      <text:p text:style-name="P33">Si el usuario proporciona datos específicos (número de operadores, llamadas diarias, tasa actual), recalcula en tiempo real y personaliza el estimado.</text:p>
      <text:p text:style-name="P33">Cuando el usuario muestre interés en costos, ROI o comparación, ofrece realizar un "cálculo rápido personalizado". Pregunta brevemente datos clave (ej. número de operadores actuales, llamadas diarias o tasa de cierre actual) y, usando los parámetros estándar del conocimiento, presenta la comparación operador vs IA de forma clara y tabular. Siempre cierra con: "¿Te gustaría que afinemos este estimado con datos de tu negocio o agendemos una demo gratuita?"</text:p>
      <text:p text:style-name="P19">Estimado usuario,</text:p>
      <text:p text:style-name="P19"/>
      <text:p text:style-name="P19">Su sugerencia de adaptar los precios según las necesidades específicas de cada cliente representa una estrategia sólida y flexible, alineada con las prácticas recomendadas en el sector de soluciones de IA en 2026. Este enfoque, conocido como pricing basado en valor o tiered pricing personalizado, permite maximizar la accesibilidad para negocios pequeños mientras se posiciona para capturar oportunidades en operaciones de mayor escala, como call centers que manejan múltiples agentes de IA. A continuación, detallo una propuesta estructurada basada en su idea, considerando los negocios mencionados previamente (por ejemplo, servicios funerarios como Jardines de los Pinos o ventas de autos como CashCar) y la progresión hacia clientes enterprise.</text:p>
      <text:p text:style-name="P19"/>
      <text:p text:style-name="P19">### Beneficios de un Modelo de Precios Adaptado a Necesidades</text:p>
      <text:p text:style-name="P19">- **Personalización y Accesibilidad**: Al iniciar en un rango de $2,500 a $6,500 USD para implementaciones iniciales, se atrae a empresas pequeñas con presupuestos limitados, permitiendo pruebas de concepto (MVP) que demuestren ROI rápido (por ejemplo, recuperación de cartera en 1-3 meses).</text:p>
      <text:p text:style-name="P19">- **Escalabilidad**: Para clientes que evolucionan hacia operaciones mayores (e.g., manejo de 20-50 bots en un call center), se puede transitar a modelos de suscripción o por uso, asegurando ingresos recurrentes y fidelización.</text:p>
      <text:p text:style-name="P19"><text:soft-page-break/>- **Competitividad**: Este modelo reduce barreras de entrada, fomenta upsells basados en resultados medibles y se ajusta a regulaciones locales en México, como transparencia en contratos.</text:p>
      <text:p text:style-name="P19"/>
      <text:p text:style-name="P19">### Estructura de Precios Propuesta</text:p>
      <text:p text:style-name="P19">Recomiendo dividir los precios en tres niveles iniciales, con opciones de escalabilidad explícitas. Los rangos se basan en su propuesta de $2,500 a $6,500 USD iniciales, más costos operativos mensuales por uso (pay-per-use) para incentivar el crecimiento. Todos los planes incluyen configuración básica, entrenamiento de la IA y soporte inicial.</text:p>
      <text:p text:style-name="P19"/>
      <text:p text:style-name="P19">| Nivel | Descripción | Precio Inicial (USD) | Costo Mensual (USD) | Aplicación Recomendada |</text:p>
      <text:p text:style-name="P19">|-------|-------------|----------------------|---------------------|-------------------------|</text:p>
      <text:p text:style-name="P19">| **Básico** | Configuración para 1-5 bots, enfocado en cobranza o ventas simples (e.g., 200 llamadas/mes). Ideal para negocios locales como servicios funerarios o ventas de autos seminuevos. Incluye voz realista y manejo básico de objeciones. | $2,500 | $150-300 (por interacción adicional) | Pequeños negocios con necesidades puntuales, como recuperación de cartera en entornos sensibles. |</text:p>
      <text:p text:style-name="P19">| **Intermedio** | 6-15 bots, con integración multimodal (voz, WhatsApp, análisis de sentimiento). Soporta hiper-personalización y reportes automáticos. | $4,000 | $250-500 | Empresas medianas que buscan escalar ventas, como retail o telecom con volumen moderado. |</text:p>
      <text:p text:style-name="P19">| **Avanzado** | 16+ bots iniciales, con integración completa a CRM y escalabilidad ilimitada. Incluye guardrails legales y optimización continua. | $6,500 | $400-800 | Preparado para transición a call centers, manejando 20-50 bots en operaciones de alto volumen. |</text:p>
      <text:p text:style-name="P19"/>
      <text:p text:style-name="P19">- **Facilidades de Pago**: Ofrezca planes en 3-6 cuotas sin intereses para reducir resistencia inicial.</text:p>
      <text:p text:style-name="P19">- **ROI Garantizado**: Incluya una cláusula de reembolso parcial si no se alcanza un 20-30% de mejora en métricas clave (e.g., tasa de recuperación) en los primeros 3 meses, basado en datos del cliente.</text:p>
      <text:p text:style-name="P19"/>
      <text:p text:style-name="P19">### Estrategia de Escalabilidad a Negocios Grandes (Call Centers)</text:p>
      <text:p text:style-name="P19">Una vez establecidos con clientes pequeños, la transición a operaciones enterprise se facilita mediante:</text:p>
      <text:p text:style-name="P19">- **Upsell Progresivo**: Monitoree el uso del cliente a través de la IA integrada (e.g., vía Vapi o Retell AI) y proponga upgrades automáticos cuando alcancen umbrales (e.g., de 10 a 20 bots). Para call centers, ofrezca paquetes enterprise a partir de $10,000 USD inicial + $1,000-2,000 USD/mes, con manejo de 20-50 bots simultáneos, orquestación avanzada (LangGraph) y análisis predictivo.</text:p>
      <text:p text:style-name="P19">- **Modelo por Uso**: Para grandes volúmenes, cambie a pricing por interacción ($0.01-0.05 USD por llamada/minuto), lo que incentiva el crecimiento sin costos fijos elevados.</text:p>
      <text:p text:style-name="P19"><text:soft-page-break/>- **Ejemplos de Aplicación**: En un call center para telecom o retail grande, los bots podrían manejar campañas masivas de cobranza, alcanzando tasas de conversión del 40-60% con empatía multimodal, superando equipos humanos en eficiencia.</text:p>
      <text:p text:style-name="P19"/>
      <text:p text:style-name="P19">Esta estructura puede integrarse directamente en el agente de IA (YanusIA), quien responderá consultas sobre precios de forma dinámica, adaptándolos al perfil del usuario basado en el cuestionario de 5 preguntas propuesto previamente.</text:p>
      <text:p text:style-name="P19"/>
      <text:p text:style-name="P19">Si desea refinar esta propuesta, agregar cálculos de ROI estimados o integrar estos precios en el documento maestro para la IA, por favor proporcione más detalles.</text:p>
      <text:p text:style-name="P19"/>
      <text:p text:style-name="P19">Atentamente, <text:s/></text:p>
      <text:p text:style-name="P19">Grok</text:p>
      <text:p text:style-name="P19"/>
      <text:p text:style-name="P1">### Estructura y Método de Ventas para Ofrecer una IA de Cobranza, Ventas y Llamadas</text:p>
      <text:p text:style-name="P1"/>
      <text:p text:style-name="P1">Estimado usuario,</text:p>
      <text:p text:style-name="P1"/>
      <text:p text:style-name="P1">A continuación, presento una estructura y método de ventas profesional diseñado para ofrecer a sus clientes una solución de inteligencia artificial (IA) especializada en cobranza, ventas y manejo de llamadas, adaptada al sector de empeños o préstamos. Esta propuesta se basa en prácticas estándar de ventas B2B en 2026, enfocadas en demostrar valor operativo, retorno de inversión (ROI) y escalabilidad. La estructura está organizada en fases para facilitar su implementación, asegurando un enfoque persuasivo y basado en evidencia.</text:p>
      <text:p text:style-name="P1"/>
      <text:p text:style-name="P1">#### 1. Estructura General de la Propuesta de Ventas</text:p>
      <text:p text:style-name="P1">La propuesta debe ser un documento o presentación clara, de no más de 10 páginas, que incluya elementos visuales como diagramas de flujo y tablas de ROI. Utilice herramientas como Canva AI o Google Slides con integración de IA para generar versiones personalizadas rápidamente. La estructura recomendada es la siguiente:</text:p>
      <text:p text:style-name="P1"/>
      <text:p text:style-name="P1">- **Introducción y Problema del Cliente**: Comience identificando desafíos comunes en el sector, como altos costos de personal en cobranza (hasta $1,200 USD por agente mensual), bajas tasas de conversión en ventas (promedio del 20-30% en llamadas manuales) y fatiga en el manejo de hasta 200 llamadas diarias. Posicione la IA como una solución que automatiza estos procesos con empatía humana, reduciendo errores y operando 24/7.</text:p>
      <text:p text:style-name="P1"/>
      <text:p text:style-name="P1">- **Descripción de la Solución**: Detalle las capacidades de la IA:</text:p>
      <text:p text:style-name="P1"><text:s text:c="2"/>- **Cobranza**: Realiza llamadas automáticas con análisis de sentimiento, obtiene promesas de pago y actualiza el CRM en tiempo real.</text:p>
      <text:p text:style-name="P1"><text:s text:c="2"/>- **Ventas**: Gestiona conversaciones persuasivas, maneja objeciones y genera enlaces de pago o contratos digitales.</text:p>
      <text:p text:style-name="P1"><text:s text:c="2"/>- **Llamadas**: Integra voz realista con latencia baja (&lt;800 ms), interrupciones naturales y multimodalidad (envío de audios, fotos de productos).</text:p>
      <text:p text:style-name="P1"><text:s text:c="2"/>- Tecnologías clave: OpenAI Realtime API para razonamiento, Vapi para orquestación de voz, ElevenLabs para síntesis de voz emocional, y LangGraph para flujos lógicos.</text:p>
      <text:p text:style-name="P1"><text:soft-page-break/></text:p>
      <text:p text:style-name="P1">- **Beneficios y Métricas**: Incluya datos cuantificables para 2026, basados en tendencias del mercado:</text:p>
      <text:p text:style-name="P1"><text:s text:c="2"/>- Aumento en tasas de recuperación de cartera: 20-40%.</text:p>
      <text:p text:style-name="P1"><text:s text:c="2"/>- Reducción de costos operativos: 50-70% al reemplazar agentes humanos.</text:p>
      <text:p text:style-name="P1"><text:s text:c="2"/>- Conversión en ventas: Hasta 60% en canales como WhatsApp o llamadas.</text:p>
      <text:p text:style-name="P1"><text:s text:c="2"/>- Escalabilidad: De 200 a 2,000 interacciones diarias sin costos adicionales por personal.</text:p>
      <text:p text:style-name="P1"/>
      <text:p text:style-name="P1">- **Casos de Estudio o Demostraciones**: Proporcione ejemplos ficticios o anónimos de implementaciones exitosas en sectores similares. Ofrezca una demo gratuita vía Zoom, donde la IA simule una llamada de cobranza o venta en vivo.</text:p>
      <text:p text:style-name="P1"/>
      <text:p text:style-name="P1">- **Precios y Paquetes**: Estructure en niveles (básico, intermedio, avanzado) con opciones de pago mensual o anual para reducir barreras de entrada.</text:p>
      <text:p text:style-name="P1"/>
      <text:p text:style-name="P1">- **Llamado a la Acción**: Termine con una invitación a una reunión de 30 minutos para personalización, enfatizando el plazo de implementación (1-2 meses).</text:p>
      <text:p text:style-name="P1"/>
      <text:p text:style-name="P1">#### 2. Método de Ventas para Enviar a Clientes</text:p>
      <text:p text:style-name="P1">Adopte un enfoque consultivo y multicanal para maximizar el cierre de ventas:</text:p>
      <text:p text:style-name="P1"/>
      <text:p text:style-name="P1">- **Preparación**: Investigue al cliente potencial (usando herramientas como LinkedIn Sales Navigator o X Semantic Search para analizar su presencia en redes). Personalice la propuesta con datos específicos, como "Basado en su volumen de 500 clientes mensuales, esta IA podría recuperar $50,000 USD adicionales en cartera vencida".</text:p>
      <text:p text:style-name="P1"/>
      <text:p text:style-name="P1">- **Envío Inicial**: Envíe la propuesta por correo electrónico o WhatsApp Business, con un asunto persuasivo como "Transforme su Cobranza y Ventas con IA: ROI Garantizado en 3 Meses". Incluya un enlace a un video corto (generado con herramientas como Synthesia) demostrando la IA en acción.</text:p>
      <text:p text:style-name="P1"/>
      <text:p text:style-name="P1">- **Seguimiento**: </text:p>
      <text:p text:style-name="P1"><text:s text:c="2"/>- Día 2: Llamada de seguimiento para confirmar recepción y responder dudas.</text:p>
      <text:p text:style-name="P1"><text:s text:c="2"/>- Día 7: Envío de un análisis gratuito de su operación actual (e.g., "Estimamos un ahorro de $10,000 USD anuales en su equipo de cobranza").</text:p>
      <text:p text:style-name="P1"><text:s text:c="2"/>- Día 14: Oferta de prueba piloto (MVP) por $500 USD, limitada a 50 llamadas.</text:p>
      <text:p text:style-name="P1"/>
      <text:p text:style-name="P1">- **Cierre**: En la reunión final, utilice técnicas como "prueba social" (testimonios) y "urgencia" (descuentos por firma en el mes). Integre la IA en su propio proceso de ventas para demostrar credibilidad.</text:p>
      <text:p text:style-name="P1"/>
      <text:p text:style-name="P1">- **Herramientas de Apoyo**: Utilice CRM como HubSpot para rastrear interacciones, y automatice seguimientos con IA como Relevance AI.</text:p>
      <text:p text:style-name="P1"/>
      <text:p text:style-name="P1">#### 3. Estructura de Prompt para la IA (Basado en mi Repertorio)</text:p>
      <text:p text:style-name="P1">Dado que menciona tener un repertorio propio, comparto una estructura avanzada y adaptable para prompts en sistemas como Vapi o OpenAI Realtime API. Esta se enfoca en un "agente autónomo" que maneja conversaciones dinámicas sin scripts rígidos, incorporando técnicas como Chain of Thought y Few-Shot Prompting para rebatir objeciones de manera natural.</text:p>
      <text:p text:style-name="P1"/>
      <text:p text:style-name="P1">**Prompt Maestro Ejemplo**:</text:p>
      <text:p text:style-name="P1">```</text:p>
      <text:p text:style-name="P1"><text:soft-page-break/>CONTEXTO: Eres [Nombre del Agente, e.g., Carlos], un asesor experto en empeños y préstamos de [Nombre de Empresa]. Tu meta es [cobranza empática para recuperar pagos pendientes / venta de préstamos rápidos]. Mantén un tono [firme pero servicial / entusiasta y persuasivo]. Accede a datos del cliente vía API: saldo pendiente, historial de empeños, valor de garantía.</text:p>
      <text:p text:style-name="P1"/>
      <text:p text:style-name="P1">REGLAS GENERALES:</text:p>
      <text:p text:style-name="P1">1. Escucha activamente: Detente si interrumpen, valida emociones (e.g., "Entiendo que ha sido un período complicado") y puentea al objetivo.</text:p>
      <text:p text:style-name="P1">2. Evita repeticiones robóticas: Usa variaciones como "Claro", "Lo comprendo" o "Tiene sentido".</text:p>
      <text:p text:style-name="P1">3. Gestión de estado: Recuerda detalles de la conversación (e.g., si menciona un BMW 2020, úsalo para calcular préstamos en tiempo real).</text:p>
      <text:p text:style-name="P1">4. Cumplimiento legal: Nunca prometas tasas no autorizadas; remite a términos oficiales.</text:p>
      <text:p text:style-name="P1"/>
      <text:p text:style-name="P1">LÓGICA DE VENTAS (Few-Shot Examples):</text:p>
      <text:p text:style-name="P1">- Gancho Inicial: "Noté que su [activo] califica para un préstamo de [monto] en menos de 2 horas. ¿Cómo le ayudaría eso hoy?"</text:p>
      <text:p text:style-name="P1">- Objeción "No me interesa": "Muchos clientes sienten lo mismo al inicio, pero encontraron que nuestra tasa flexible les ahorró tiempo. ¿Qué aspecto le preocupa más: el plazo o el monto?"</text:p>
      <text:p text:style-name="P1">- Objeción "Es caro": "Entiendo el punto; sin embargo, a diferencia de otros, usted retiene su auto mientras accede a liquidez inmediata. Permítame calcular una opción personalizada."</text:p>
      <text:p text:style-name="P1"/>
      <text:p text:style-name="P1">LÓGICA DE COBRANZA:</text:p>
      <text:p text:style-name="P1">- Inicio: "Llamo respecto a su saldo de [monto]. Queremos apoyarlo para mantener su buen historial."</text:p>
      <text:p text:style-name="P1">- Objeción "No puedo pagar": "Lo hemos visto antes; clientes en situaciones similares optaron por una extensión y lo resolvieron. ¿Podría comprometerse a [fecha] para [monto parcial]?"</text:p>
      <text:p text:style-name="P1">- Cierre: Obtén promesa específica (fecha, hora, método) y actualiza CRM.</text:p>
      <text:p text:style-name="P1"/>
      <text:p text:style-name="P1">CHAIN OF THOUGHT: Antes de responder, piensa paso a paso: 1. Analiza intención del cliente. 2. Recuerda contexto. 3. Elige rama (empatía, negociación, cierre). 4. Responde naturalmente.</text:p>
      <text:p text:style-name="P1">```</text:p>
      <text:p text:style-name="P1"/>
      <text:p text:style-name="P1">Adapte este prompt con sus ejemplos específicos para mejorar la precisión. Para rebatir objeciones sin molestar, incorpore la técnica "Feel-Felt-Found": "Entiendo cómo se siente (feel), otros clientes se sintieron igual (felt), pero encontraron que [beneficio] resolvió su necesidad (found)".</text:p>
      <text:p text:style-name="P1"/>
      <text:p text:style-name="P1">#### 4. Estimación de Costos de Inversión en Programas y Sistemas</text:p>
      <text:p text:style-name="P1">En 2026, los costos se basan en modelos de suscripción por uso (pay-per-use), con énfasis en APIs y plataformas en la nube. Estas estimaciones son aproximadas en USD, considerando inflación y tendencias del mercado (e.g., reducción en precios de APIs de IA). Asumen un volumen inicial de 200-500 interacciones mensuales.</text:p>
      <text:p text:style-name="P1"/>
      <text:p text:style-name="P1">**Costos de Inversión Inicial en Programas (Setup y Desarrollo)**:</text:p>
      <text:p text:style-name="P1">- Configuración de infraestructura (Vapi/Retell AI + integración API): $1,500 - $3,000 USD (incluye prompts y pruebas iniciales).</text:p>
      <text:p text:style-name="P1">- Integración con CRM y base de datos (e.g., HubSpot o Salesforce): $1,000 - $2,500 USD.</text:p>
      <text:p text:style-name="P1">- Desarrollo personalizado (agencia o freelancer para LangGraph y flujos): $2,000 - $4,000 USD.</text:p>
      <text:p text:style-name="P1">- **Total Inicial**: $4,500 - $9,500 USD. Esto cubre 1-2 meses de implementación.</text:p>
      <text:p text:style-name="P1"/>
      <text:p text:style-name="P1">**Costos Operativos Mensuales (por Uso)**:</text:p>
      <text:p text:style-name="P1">- APIs de IA (OpenAI Realtime): $0.01 - $0.03 por minuto de llamada (para 200 llamadas de 5 minutos: $10 - $30 USD).</text:p>
      <text:p text:style-name="P1"><text:soft-page-break/>- Síntesis de voz (ElevenLabs): $0.005 - $0.01 por segundo (para mismo volumen: $20 - $50 USD).</text:p>
      <text:p text:style-name="P1">- Orquestación y telefonía (Vapi + Twilio): $50 - $150 USD base + $0.02 por minuto.</text:p>
      <text:p text:style-name="P1">- **Total Mensual Básico**: $100 - $300 USD.</text:p>
      <text:p text:style-name="P1"/>
      <text:p text:style-name="P1">**Costo de Sistemas Completos (Básico a Avanzado)**:</text:p>
      <text:p text:style-name="P1">- **Básico (MVP: Solo cobranza automatizada para 200 llamadas, sin ventas avanzadas)**: $2,000 - $3,500 USD inicial + $100 USD/mes. Tiempo: 2-4 semanas. Alcance: Llamadas empáticas con promesas de pago básicas.</text:p>
      <text:p text:style-name="P1">- **Intermedio (Cobranza + ventas básicas, integración CRM, análisis de sentimiento)**: $4,000 - $6,000 USD inicial + $200 USD/mes. Tiempo: 1 mes. Alcance: Manejo de objeciones, reportes automáticos.</text:p>
      <text:p text:style-name="P1">- **Avanzado (Full stack: Ventas multimodales, escalabilidad a 2,000 interacciones, memoria vectorial con Pinecone)**: $7,000 - $12,000 USD inicial + $300-500 USD/mes. Tiempo: 1.5-2 meses. Alcance: Hiper-personalización, post-análisis y ROI tracking.</text:p>
      <text:p text:style-name="P1"/>
      <text:p text:style-name="P1">Estos costos justifican un ROI rápido: Para un negocio con $100,000 USD en cartera vencida, una recuperación del 25% cubre la inversión en meses. Recomiendo comenzar con un MVP para demostrar valor.</text:p>
      <text:p text:style-name="P1"/>
      <text:p text:style-name="P1">Si requiere mayor detalle en algún aspecto, como ajustes al prompt o un modelo financiero personalizado, por favor indíquelo.</text:p>
      <text:p text:style-name="P1"/>
      <text:p text:style-name="P1">Atentamente, <text:s/></text:p>
      <text:p text:style-name="P1">Grok<text:line-break/><text:line-break/><text:line-break/>### Lista Organizada de Contactos para Prospección de Ventas de IA de Cobranza y Ventas</text:p>
      <text:p text:style-name="P1"/>
      <text:p text:style-name="P1">Estimado usuario,</text:p>
      <text:p text:style-name="P1"/>
      <text:p text:style-name="P1">He organizado la lista de contactos que proporcionó en una tabla estructurada para facilitar su uso en campañas de prospección. Incluí el nombre/contacto, empresa o sector inferido (basado en el contexto proporcionado y tendencias comunes en México, como departamentos de RH en grandes cadenas retail y telecom), y números de teléfono disponibles. Esta categorización distingue entre grandes empresas (ideales para paquetes avanzados con alto volumen de llamadas/cobranza) y negocios pequeños (recomendados para MVP básico, e.g., 200 llamadas quincenales con ventas ilimitadas, como en ejemplos de cachmovil o papelerías).</text:p>
      <text:p text:style-name="P1"/>
      <text:p text:style-name="P1">| Categoría <text:s text:c="9"/>| Nombre/Contacto <text:s text:c="17"/>| Empresa/Sector Inferido <text:s text:c="17"/>| Teléfono <text:s text:c="25"/>| Notas para Prospección |</text:p>
      <text:p text:style-name="P1">|--------------------|----------------------------------|------------------------------------------|-----------------------------------|------------------------|</text:p>
      <text:p text:style-name="P1">| Telecom Grandes <text:s text:c="2"/>| Diana Morales <text:s text:c="18"/>| AT&amp;T México (posible RH) <text:s text:c="15"/>| No disponible <text:s text:c="19"/>| Enfocar en escalabilidad para cobranza masiva. |</text:p>
      <text:p text:style-name="P1">| Telecom Grandes <text:s text:c="2"/>| Alejandro Salas <text:s text:c="16"/>| Telcel (posible RH) <text:s text:c="20"/>| No disponible <text:s text:c="19"/>| Alto volumen potencial en ventas/cobranza. |</text:p>
      <text:p text:style-name="P1">| Telecom Grandes <text:s text:c="2"/>| - <text:s text:c="30"/>| Movistar México RH <text:s text:c="21"/>| No disponible <text:s text:c="19"/>| Ofrecer integración con WhatsApp Business AI. |</text:p>
      <text:p text:style-name="P1">| Telecom Grandes <text:s text:c="2"/>| - <text:s text:c="30"/>| izzi Televisa RH <text:s text:c="23"/>| No disponible <text:s text:c="19"/>| Multimodalidad para ventas de servicios. |</text:p>
      <text:p text:style-name="P1">| Retail Grandes <text:s text:c="3"/>| Emi <text:s text:c="28"/>| City Club RH <text:s text:c="27"/>| No disponible <text:s text:c="19"/>| Paquete intermedio para membresías/cobranza. |</text:p>
      <text:p text:style-name="P1"><text:soft-page-break/>| Retail Grandes <text:s text:c="3"/>| Teresa <text:s text:c="25"/>| Walmart Reclutadores <text:s text:c="19"/>| No disponible <text:s text:c="19"/>| Alto ROI en recuperación de cartera. |</text:p>
      <text:p text:style-name="P1">| Retail Grandes <text:s text:c="3"/>| KR Kevin Martínez <text:s text:c="14"/>| RH Soriana <text:s text:c="29"/>| No disponible <text:s text:c="19"/>| Escalar a miles de interacciones. |</text:p>
      <text:p text:style-name="P1">| Retail Grandes <text:s text:c="3"/>| - <text:s text:c="30"/>| Coppel Talento (RH) <text:s text:c="20"/>| No disponible <text:s text:c="19"/>| Enfocar en ventas ilimitadas vía voz. |</text:p>
      <text:p text:style-name="P1">| Retail Grandes <text:s text:c="3"/>| - <text:s text:c="30"/>| Office Depot <text:s text:c="27"/>| No disponible <text:s text:c="19"/>| Cobranza empática para créditos. |</text:p>
      <text:p text:style-name="P1">| Retail Grandes <text:s text:c="3"/>| - <text:s text:c="30"/>| Home Depot Cumbres <text:s text:c="21"/>| No disponible <text:s text:c="19"/>| Similar a anteriores. |</text:p>
      <text:p text:style-name="P1">| Retail Grandes <text:s text:c="3"/>| - <text:s text:c="30"/>| Walmart <text:s text:c="32"/>| +52 81 2892 1215 (Ana Urbina) <text:s text:c="3"/>| Contacto adicional para seguimiento. |</text:p>
      <text:p text:style-name="P1">| Otros Grandes <text:s text:c="4"/>| Victoria Quanta <text:s text:c="16"/>| Quanta Empresa (manufactura) <text:s text:c="11"/>| No disponible <text:s text:c="19"/>| Potencial en operaciones internas. |</text:p>
      <text:p text:style-name="P1">| Otros Grandes <text:s text:c="4"/>| Paty Carranza <text:s text:c="18"/>| Ex Directora UDEM Negocios / SKDP <text:s text:c="6"/>| No disponible <text:s text:c="19"/>| Contacto de alto nivel para decisiones. |</text:p>
      <text:p text:style-name="P1">| Pequeños/Medianos | Efsending <text:s text:c="22"/>| Posible pequeño negocio <text:s text:c="16"/>| No disponible <text:s text:c="19"/>| MVP básico: 200 llamadas/15 días. |</text:p>
      <text:p text:style-name="P1">| Pequeños/Medianos | Daniela <text:s text:c="24"/>| Aceros Chula Vista <text:s text:c="21"/>| No disponible <text:s text:c="19"/>| Ventas ilimitadas personalizadas. |</text:p>
      <text:p text:style-name="P1">| Pequeños/Medianos | +52 56 3856 0980 Arely Delgado <text:s/>| Tony Papelería <text:s text:c="25"/>| +52 56 3856 0980 <text:s text:c="16"/>| Ideal para prueba piloto. |</text:p>
      <text:p text:style-name="P1">| Pequeños/Medianos | +52 56 5080 9488 Esmeralda Flores | Plaza Mayoreo <text:s text:c="23"/>| +52 56 5080 9488 <text:s text:c="16"/>| Enfocar en hiper-personalización. |</text:p>
      <text:p text:style-name="P1">| Pequeños/Medianos | Datamovil RH Sofía Bazaldua <text:s text:c="4"/>| Datamovil <text:s text:c="30"/>| No disponible <text:s text:c="19"/>| Pequeño con potencial en ventas móviles. |</text:p>
      <text:p text:style-name="P1">| Pequeños/Medianos | ZevitechService <text:s text:c="16"/>| Zevitech Service <text:s text:c="23"/>| No disponible <text:s text:c="19"/>| Básico para cobranza. |</text:p>
      <text:p text:style-name="P1">| Pequeños/Medianos | Irapair Edgar Coronado <text:s text:c="9"/>| Irapair <text:s text:c="32"/>| No disponible <text:s text:c="19"/>| Similar. |</text:p>
      <text:p text:style-name="P1">| Pequeños/Medianos | Rh Benavides <text:s text:c="19"/>| Benavides <text:s text:c="30"/>| No disponible <text:s text:c="19"/>| Farmacia/retail pequeño. |</text:p>
      <text:p text:style-name="P1">| Pequeños/Medianos | Gabriel Barsenas <text:s text:c="15"/>| Jardines De L. Lotes Funerarios <text:s text:c="8"/>| No disponible <text:s text:c="19"/>| Sensible: enfatizar empatía. |</text:p>
      <text:p text:style-name="P1">| Pequeños/Medianos | Plomería García <text:s text:c="16"/>| Plomería García <text:s text:c="24"/>| No disponible <text:s text:c="19"/>| MVP para servicios locales. |</text:p>
      <text:p text:style-name="P1">| Pequeños/Medianos | S-mart Lincoln <text:s text:c="17"/>| S-mart <text:s text:c="33"/>| No disponible <text:s text:c="19"/>| Tienda de conveniencia. |</text:p>
      <text:p text:style-name="P1">| Pequeños/Medianos | Reclutamiento ExpertCell <text:s text:c="7"/>| ExpertCell <text:s text:c="29"/>| No disponible <text:s text:c="19"/>| Reclutamiento con potencial. |</text:p>
      <text:p text:style-name="P1">| Pequeños/Medianos | +52 867 231 9560 <text:s text:c="15"/>| Posible negocio local <text:s text:c="18"/>| +52 867 231 9560 <text:s text:c="16"/>| Prueba inicial. |</text:p>
      <text:p text:style-name="P1">| Otros <text:s text:c="12"/>| Deyanira Armendariz <text:s text:c="12"/>| Reclutamiento <text:s text:c="26"/>| No disponible <text:s text:c="19"/>| Posible aliada para referencias. |</text:p>
      <text:p text:style-name="P1">| Otros <text:s text:c="12"/>| NC Nancy Sánchez Corona <text:s text:c="8"/>| Posible RH <text:s text:c="29"/>| No disponible <text:s text:c="19"/>| - |</text:p>
      <text:p text:style-name="P1">| Otros <text:s text:c="12"/>| OA Oswaldo Alatorre <text:s text:c="12"/>| Smart Fit <text:s text:c="30"/>| No disponible <text:s text:c="19"/>| Gimnasio: cobranza de membresías. |</text:p>
      <text:p text:style-name="P1">| Otros <text:s text:c="12"/>| +52 81 2161 2625 <text:s text:c="15"/>| Posible asociado <text:s text:c="23"/>| +52 81 2161 2625 <text:s text:c="16"/>| - |</text:p>
      <text:p text:style-name="P1">| Otros <text:s text:c="12"/>| +880 1715-389054 <text:s text:c="15"/>| Internacional (posible error) <text:s text:c="10"/>| +880 1715-389054 <text:s text:c="16"/>| Verificar relevancia. |</text:p>
      <text:p text:style-name="P1"><text:soft-page-break/>| Otros <text:s text:c="12"/>| +52 81 1181 4811 Rebeca Diaz Díaz | Posible contacto <text:s text:c="22"/>| +52 81 1181 4811 <text:s text:c="16"/>| - |</text:p>
      <text:p text:style-name="P1">| Otros <text:s text:c="12"/>| +52 81 8024 3720 <text:s text:c="15"/>| Posible contacto <text:s text:c="23"/>| +52 81 8024 3720 <text:s text:c="16"/>| - |</text:p>
      <text:p text:style-name="P1">| Otros <text:s text:c="12"/>| AT <text:s text:c="29"/>| Posible abreviatura <text:s text:c="20"/>| No disponible <text:s text:c="19"/>| - |</text:p>
      <text:p text:style-name="P1">| Otros <text:s text:c="12"/>| REVENG Revolve <text:s text:c="17"/>| Revolve <text:s text:c="32"/>| No disponible <text:s text:c="19"/>| - |</text:p>
      <text:p text:style-name="P1"/>
      <text:p text:style-name="P1">#### Recomendaciones para el Método de Ventas</text:p>
      <text:p text:style-name="P1">- **Priorización**: Inicie con pequeños/medianos para MVP ($2,000-3,500 USD inicial), demostrando ROI rápido (e.g., recuperación en primera semana). Una vez validado, escale a grandes como Walmart o Telcel para paquetes avanzados ($7,000+ USD).</text:p>
      <text:p text:style-name="P1">- **Enfoque Incógnito/Consultivo**: Como mencionó su experiencia previa, posicione la oferta como "asesoría operativa" inicial, destacando ahorros vs. equipo humano (e.g., un agente cuesta $800-1,200 USD/mes).</text:p>
      <text:p text:style-name="P1">- **Personalización**: Use los prompts avanzados previos para demos en vivo (e.g., simular llamada de cobranza empática).</text:p>
      <text:p text:style-name="P1">- **Seguimiento**: Envíe propuestas por WhatsApp/teléfono disponible, con demo gratuita. Ofrezca fase piloto para reducir resistencia.</text:p>
      <text:p text:style-name="P1"/>
      <text:p text:style-name="P1">Esta estructura maximiza conversiones en canales como WhatsApp (hasta 60% en 2026). Si requiere plantillas de mensajes personalizados para estos contactos o mayor profundización en algún perfil, indíquelo.</text:p>
      <text:p text:style-name="P1"/>
      <text:p text:style-name="P1">Atentamente, <text:s/></text:p>
      <text:p text:style-name="P34">Grok</text:p>
      <text:p text:style-name="P34"/>
      <text:p text:style-name="P34"/>
      <text:p text:style-name="P1"/>
      <text:p text:style-name="P35">Speeech devnta</text:p>
      <text:p text:style-name="P35"/>
      <text:p text:style-name="P1">El Sinecure System es un sistema de Inteligencia Artificial diseñado para automatizar completamente tus procesos de ventas y cobranza. Su objetivo es generar ingresos y gestionar clientes de manera eficiente, minimizando el esfuerzo humano requerido, actuando como una verdadera "sinecura" o puesto que genera beneficio sin trabajo constante. </text:p>
      <text:p text:style-name="P1">Características Principales</text:p>
      <text:p text:style-name="P1">Automatización 24/7: La IA gestiona interacciones y transacciones de forma continua, sin necesidad de supervisión constante.</text:p>
      <text:p text:style-name="P1">Gestión Integral: Cubre desde la prospección inicial hasta la confirmación del cobro, personalizando la experiencia del cliente para maximizar la conversión.</text:p>
      <text:p text:style-name="P1">Eficiencia: Diseñado para optimizar el embudo de ventas, enfocándose en prospectos de alto potencial para acelerar el ciclo comercial.</text:p>
      <text:p text:style-name="P1">Análisis Predictivo: Utiliza datos para predecir comportamientos de compra y tendencias, guiando la estrategia comercial. </text:p>
      <text:p text:style-name="P1">Contacto</text:p>
      <text:p text:style-name="P1">Para discutir cómo Sinecure System puede integrarse en tu empresa, resolver dudas específicas o solicitar una cotización formal y personalizada, por favor dirígete a la sección de contacto:</text:p>
      <text:p text:style-name="P1">CHATIA</text:p>
      <text:p text:style-name="P1">CONTACT</text:p>
      <text:p text:style-name="P34">¿Te gustaría que te ayude a detallar los beneficios que tu empresa obtendría al implementar este sistema?</text:p>
      <text:p text:style-name="P34"><text:soft-page-break/></text:p>
      <text:p text:style-name="P34"/>
      <text:p text:style-name="P1">Contrato de Servicios de Desarrollo e Implementación de Agente de Voz IA</text:p>
      <text:p text:style-name="P1">Este Contrato de Servicios ("Contrato") se celebra entre:</text:p>
      <text:p text:style-name="P1">[Tu Nombre/Nombre de tu Empresa], en adelante "El Desarrollador", y</text:p>
      <text:p text:style-name="P1">[Nombre del Cliente/Empresa], en adelante "El Cliente".</text:p>
      <text:p text:style-name="P1">1. Alcance del Proyecto y Entregables</text:p>
      <text:p text:style-name="P1">El Desarrollador se compromete a entregar el "Plan Full-Stack Sales &amp; Recovery" de Agente de Voz IA, que incluye (pero no se limita a):</text:p>
      <text:p text:style-name="P1">Integración de Agente de Voz (Vapi + OpenAI).</text:p>
      <text:p text:style-name="P1">Configuración de lógica de cobranza y ventas (Prompt Engineering).</text:p>
      <text:p text:style-name="P1">Integración con CRM/Base de Datos existente del Cliente.</text:p>
      <text:p text:style-name="P1">Desarrollo de landing page minimalista con particles.js (según conversación).</text:p>
      <text:p text:style-name="P1">Importante: Todo concepto o funcionalidad no incluido explícitamente en la Propuesta Técnica anexa será considerado un Cambio de Alcance y se cotizará por separado.</text:p>
      <text:p text:style-name="P1">2. Plazo de Entrega</text:p>
      <text:p text:style-name="P1">El plazo estimado para la finalización del proyecto Full-Stack es de 8 a 10 semanas a partir de la recepción del pago inicial y toda la información requerida por El Desarrollador.</text:p>
      <text:p text:style-name="P1">3. Condiciones de Pago</text:p>
      <text:p text:style-name="P1">El costo total del proyecto es de [Ej: $4,000 USD]. Los pagos se realizarán de la siguiente manera:</text:p>
      <text:p text:style-name="P1">50% (50% de anticipo) para iniciar el proyecto.</text:p>
      <text:p text:style-name="P1">50% restante a la finalización y aceptación de los entregables.</text:p>
      <text:p text:style-name="P1">Las facturas son pagaderas a [Ej: 5] días de su emisión. El retraso en el pago podrá resultar en la suspensión temporal del servicio y un cargo por mora del [Ej: 2]% mensual sobre el saldo pendiente.</text:p>
      <text:p text:style-name="P1">4. Aceptación de Entregables</text:p>
      <text:p text:style-name="P1">El Cliente dispondrá de un plazo de [Ej: 5] días hábiles tras la entrega de cada fase para revisar y aprobar los entregables. Pasado dicho plazo sin objeciones formales, los entregables se considerarán aceptados y facturables.</text:p>
      <text:p text:style-name="P1">5. Confidencialidad y Manejo de Datos</text:p>
      <text:p text:style-name="P1">Ambas partes se comprometen a mantener la confidencialidad de toda la información comercial, técnica y financiera compartida.</text:p>
      <text:p text:style-name="P1">Respecto a tu pregunta sobre bases de datos:</text:p>
      <text:p text:style-name="P1">Cobranza (BD de Clientes/Saldos): Es absolutamente necesario que el cliente te proporcione esta base de datos. Sin ella, la IA no sabe a quién llamar ni cuánto debe. Esta información debe estar protegida por esta cláusula de confidencialidad y debe ser devuelta o destruida al finalizar el contrato.</text:p>
      <text:p text:style-name="P1">Esquema de Ventas Actual: También es necesario. Tus métricas de conversión son muy útiles (website 97%? son excelentes!), pero necesitas el proceso que usan actualmente para que la IA lo replique y mejore. No lo cobres como un sistema nuevo, cóbralo como ingeniería de prompts avanzada dentro del mismo proyecto.</text:p>
      <text:p text:style-name="P1">6. Propiedad Intelectual</text:p>
      <text:p text:style-name="P1">Tras el pago total del proyecto, los derechos de propiedad intelectual del software desarrollado pasarán al Cliente. El Desarrollador retiene el derecho a utilizar el código base para su portafolio o como base para futuros desarrollos.</text:p>
      <text:p text:style-name="P1">Firma de las Partes:</text:p>
      <text:p text:style-name="P1">Por El Desarrollador:<text:tab/>Por El Cliente:</text:p>
      <text:p text:style-name="P1">Firma:<text:tab/>Firma:</text:p>
      <text:p text:style-name="P1">Nombre:<text:tab/>Nombre:</text:p>
      <text:p text:style-name="P1">Fecha:<text:tab/>Fecha:</text:p>
      <text:p text:style-name="P1"/>
      <text:p text:style-name="P1"/>
      <text:p text:style-name="P1"><text:soft-page-break/></text:p>
      <text:p text:style-name="P36">Estimado usuario,</text:p>
      <text:p text:style-name="P36">Coincido plenamente en su decisión: el diseño actual de la landing page es impactante, funcional y minimalista. Es momento de congelarlo y dedicar el esfuerzo completo a lo que realmente genera valor: <text:span text:style-name="Strong_20_Emphasis">IcarusIA</text:span>, el agente conversacional que será el corazón de LusitnIA Automata.</text:p>
      <text:h text:style-name="P37" text:outline-level="3">Posicionamiento definitivo de IcarusIA</text:h>
      <text:p text:style-name="P36">IcarusIA no es un chatbot complaciente ni genérico. Es un agente único con las siguientes características diferenciadoras:</text:p>
      <text:list text:style-name="L12">
        <text:list-item>
          <text:p text:style-name="P38"><text:span text:style-name="Strong_20_Emphasis">No complaciente</text:span>: No acepta todo ni adula sin fundamento. </text:p>
        </text:list-item>
        <text:list-item>
          <text:p text:style-name="P38"><text:span text:style-name="Strong_20_Emphasis">No crítico destructivo</text:span>: Nunca juzga, descalifica o genera rechazo. </text:p>
        </text:list-item>
        <text:list-item>
          <text:p text:style-name="P38"><text:span text:style-name="Strong_20_Emphasis">Consultivo y desafiante</text:span>: Utiliza preguntas precisas y constructivas para ayudar al visitante a clarificar sus necesidades, revelar supuestos débiles y llegar a decisiones mejores por sí mismo. </text:p>
        </text:list-item>
        <text:list-item>
          <text:p text:style-name="P38"><text:span text:style-name="Strong_20_Emphasis">Humano en su esencia</text:span>: Mantiene contexto largo, razona internamente, confirma antes de avanzar en temas sensibles (precios, planes) y transmite confianza profesional con toques de ingenio sutil (sin caer en humor forzado). </text:p>
        </text:list-item>
        <text:list-item>
          <text:p text:style-name="P39"><text:span text:style-name="Strong_20_Emphasis">Único</text:span>: Su estilo es el de un asesor estratégico que “vuela alto” (de ahí Icarus), viendo el panorama completo y guiando al cliente hacia resultados reales. </text:p>
        </text:list-item>
      </text:list>
      <text:p text:style-name="P36">Este equilibrio lo hace memorable y efectivo para calificar leads serios en entornos B2B.</text:p>
      <text:h text:style-name="P37" text:outline-level="3">Documento Maestro de Conocimiento para IcarusIA (versión final lista para subir)</text:h>
      <text:p text:style-name="P36">Copie este texto completo en un Google Doc o PDF y súbalo como fuente principal en la plataforma que elija (SiteGPT o Chatling recomendado).</text:p>
      <text:p text:style-name="P13">text</text:p>
      <text:p text:style-name="P40"><text:span text:style-name="Source_20_Text"><text:span text:style-name="T4">LUSITNIA AUTOMATA - Documento Maestro de Conocimiento para IcarusIA (2026)</text:span></text:span></text:p>
      <text:p text:style-name="P41"/>
      <text:p text:style-name="P41"><text:span text:style-name="Source_20_Text"><text:span text:style-name="T4">Nombre de la empresa: LusitnIA Automata</text:span></text:span></text:p>
      <text:p text:style-name="P41"><text:span text:style-name="Source_20_Text"><text:span text:style-name="T4">Agente conversacional: IcarusIA (proyecto en desarrollo)</text:span></text:span></text:p>
      <text:p text:style-name="P41"/>
      <text:p text:style-name="P41"><text:span text:style-name="Source_20_Text"><text:span text:style-name="T4">Descripción general:</text:span></text:span></text:p>
      <text:p text:style-name="P41"><text:span text:style-name="Source_20_Text"><text:span text:style-name="T4">LusitnIA Automata ofrece soluciones de inteligencia artificial especializadas en automatización de ventas, cobranza y llamadas de voz. Nuestros agentes de IA operan 24/7 con voz realista, manejo avanzado de objeciones y empatía controlada, multiplicando productividad y recuperación de cartera.</text:span></text:span></text:p>
      <text:p text:style-name="P41"/>
      <text:p text:style-name="P41"><text:span text:style-name="Source_20_Text"><text:span text:style-name="T4">Nosotros:</text:span></text:span></text:p>
      <text:p text:style-name="P41"><text:span text:style-name="Source_20_Text"><text:span text:style-name="T4">Equipo especializado en IA aplicada a procesos comerciales de alto impacto. Desarrollamos agentes autónomos que potencian o reemplazan equipos humanos en ventas y cobranza.</text:span></text:span></text:p>
      <text:p text:style-name="P41"/>
      <text:p text:style-name="P41"><text:span text:style-name="Source_20_Text"><text:span text:style-name="T4">Visión:</text:span></text:span></text:p>
      <text:p text:style-name="P41"><text:soft-page-break/><text:span text:style-name="Source_20_Text"><text:span text:style-name="T4">Liberar a las empresas de tareas repetitivas para que dediquen su tiempo a estrategia, innovación y crecimiento real.</text:span></text:span></text:p>
      <text:p text:style-name="P41"/>
      <text:p text:style-name="P41"><text:span text:style-name="Source_20_Text"><text:span text:style-name="T4">Tecnología clave:</text:span></text:span></text:p>
      <text:p text:style-name="P41"><text:span text:style-name="Source_20_Text"><text:span text:style-name="T4">- Voz realista (Vapi, Retell AI, ElevenLabs)</text:span></text:span></text:p>
      <text:p text:style-name="P41"><text:span text:style-name="Source_20_Text"><text:span text:style-name="T4">- Razonamiento fluido (OpenAI Realtime API, LangGraph)</text:span></text:span></text:p>
      <text:p text:style-name="P41"><text:span text:style-name="Source_20_Text"><text:span text:style-name="T4">- Integración CRM, WhatsApp, telefonía y pagos</text:span></text:span></text:p>
      <text:p text:style-name="P41"/>
      <text:p text:style-name="P41"><text:span text:style-name="Source_20_Text"><text:span text:style-name="T4">Pricing (paquetes personalizados según necesidades):</text:span></text:span></text:p>
      <text:p text:style-name="P41"><text:span text:style-name="Source_20_Text"><text:span text:style-name="T4">- Inicial desde $2,500 USD (configuración básica para pequeños volúmenes)</text:span></text:span></text:p>
      <text:p text:style-name="P41"><text:span text:style-name="Source_20_Text"><text:span text:style-name="T4">- Hasta $6,500 USD (implementación avanzada con escalabilidad)</text:span></text:span></text:p>
      <text:p text:style-name="P41"><text:span text:style-name="Source_20_Text"><text:span text:style-name="T4">- Costo mensual operativo: $150–$800 USD según uso</text:span></text:span></text:p>
      <text:p text:style-name="P41"><text:span text:style-name="Source_20_Text"><text:span text:style-name="T4">- Facilidades de pago disponibles</text:span></text:span></text:p>
      <text:p text:style-name="P41"><text:span text:style-name="Source_20_Text"><text:span text:style-name="T4">- ROI típico: recuperación de inversión en 4–8 meses mediante aumento de productividad (+196% en volumen de contactos) y cierres (+344% en efectividad vs operador humano promedio)</text:span></text:span></text:p>
      <text:p text:style-name="P41"/>
      <text:p text:style-name="P41"><text:span text:style-name="Source_20_Text"><text:span text:style-name="T4">Cálculo rápido de ROI (parámetros estándar):</text:span></text:span></text:p>
      <text:p text:style-name="P41"><text:span text:style-name="Source_20_Text"><text:span text:style-name="T4">Operador humano típico: 15 min/llamada, 27 llamadas efectivas/día, 20% cierre.</text:span></text:span></text:p>
      <text:p text:style-name="P41"><text:span text:style-name="Source_20_Text"><text:span text:style-name="T4">IA LusitnIA: 6 min/llamada, 80 llamadas/día (sin gaps), 30% cierre en primera semana.</text:span></text:span></text:p>
      <text:p text:style-name="P41"/>
      <text:p text:style-name="P41"><text:span text:style-name="Source_20_Text"><text:span text:style-name="T4">Sectores principales:</text:span></text:span></text:p>
      <text:p text:style-name="P41"><text:span text:style-name="Source_20_Text"><text:span text:style-name="T4">Venta de autos seminuevos, servicios funerarios (pre-need), retail, telecom, despachos de cobranza, finanzas.</text:span></text:span></text:p>
      <text:p text:style-name="P41"/>
      <text:p text:style-name="P41"><text:span text:style-name="Source_20_Text"><text:span text:style-name="T4">Contacto:</text:span></text:span></text:p>
      <text:p text:style-name="P41"><text:span text:style-name="Source_20_Text"><text:span text:style-name="T4">WhatsApp: [insertar número real]</text:span></text:span></text:p>
      <text:p text:style-name="P41"><text:span text:style-name="Source_20_Text"><text:span text:style-name="T4">Correo: [insertar correo real]</text:span></text:span></text:p>
      <text:p text:style-name="P41"/>
      <text:p text:style-name="P41"><text:span text:style-name="Source_20_Text"><text:span text:style-name="T4">Mensaje de marca (uso sutil):</text:span></text:span></text:p>
      <text:p text:style-name="P41"><text:span text:style-name="Source_20_Text"><text:span text:style-name="T4">Automatizamos lo rutinario para que usted se enfoque en lo que realmente genera crecimiento.</text:span></text:span></text:p>
      <text:h text:style-name="P37" text:outline-level="3">System Prompt definitivo para IcarusIA</text:h>
      <text:p text:style-name="P36">Copie esto exactamente en la configuración “System Prompt” o “Instructions” de la plataforma:</text:p>
      <text:p text:style-name="P13">text</text:p>
      <text:p text:style-name="P40"><text:span text:style-name="Source_20_Text"><text:span text:style-name="T4">Eres IcarusIA, un agente conversacional único de LusitnIA Automata (proyecto en desarrollo).</text:span></text:span></text:p>
      <text:p text:style-name="P41"/>
      <text:p text:style-name="P41"><text:span text:style-name="Source_20_Text"><text:span text:style-name="T4">Tu estilo:</text:span></text:span></text:p>
      <text:p text:style-name="P41"><text:soft-page-break/><text:span text:style-name="Source_20_Text"><text:span text:style-name="T4">- Profesional, directo y consultivo.</text:span></text:span></text:p>
      <text:p text:style-name="P41"><text:span text:style-name="Source_20_Text"><text:span text:style-name="T4">- Nunca complaciente: no aceptes todo sin cuestionar.</text:span></text:span></text:p>
      <text:p text:style-name="P41"><text:span text:style-name="Source_20_Text"><text:span text:style-name="T4">- Nunca crítico ni juzgador: evita cualquier juicio de valor.</text:span></text:span></text:p>
      <text:p text:style-name="P41"><text:span text:style-name="Source_20_Text"><text:span text:style-name="T4">- Desafiante constructivo: utiliza preguntas precisas para ayudar al usuario a clarificar sus necesidades, explorar ejecución real y considerar alternativas viables.</text:span></text:span></text:p>
      <text:p text:style-name="P41"><text:span text:style-name="Source_20_Text"><text:span text:style-name="T4">- Mantén contexto largo y confirma siempre antes de avanzar en temas sensibles (precios, planes, compromisos).</text:span></text:span></text:p>
      <text:p text:style-name="P41"/>
      <text:p text:style-name="P41"><text:span text:style-name="Source_20_Text"><text:span text:style-name="T4">Reglas clave:</text:span></text:span></text:p>
      <text:p text:style-name="P41"><text:span text:style-name="Source_20_Text"><text:span text:style-name="T4">1. Saludo inicial: "¡Hola! Soy IcarusIA, el agente de LusitnIA Automata. ¿En qué puedo ayudarte hoy o prefieres que te muestre las opciones principales?"</text:span></text:span></text:p>
      <text:p text:style-name="P41"><text:span text:style-name="Source_20_Text"><text:span text:style-name="T4">2. Si piden menú: lista brevemente "Empresa - Tecnología - Pricing - ROI - Contacto" y pregunta por cuál interesa.</text:span></text:span></text:p>
      <text:p text:style-name="P41"><text:span text:style-name="Source_20_Text"><text:span text:style-name="T4">3. Ante interés en beneficios o costos: ofrece un "cálculo rápido de ROI personalizado". Pregunta solo 2-3 datos clave (ej. volumen mensual de llamadas o cartera). Si no los dan, usa promedios del conocimiento y preséntalo como estimado genérico.</text:span></text:span></text:p>
      <text:p text:style-name="P41"><text:span text:style-name="Source_20_Text"><text:span text:style-name="T4">4. Siempre confirma preferencias: "¿Prefieres enfocarte en ventas, cobranza o ambos? ¿Agregamos algo más?"</text:span></text:span></text:p>
      <text:p text:style-name="P41"><text:span text:style-name="Source_20_Text"><text:span text:style-name="T4">5. Responde exclusivamente con información del documento de conocimiento proporcionado. Si algo no está cubierto, di: "Permíteme conectarte con un especialista humano para profundizar en eso."</text:span></text:span></text:p>
      <text:p text:style-name="P41"><text:span text:style-name="Source_20_Text"><text:span text:style-name="T4">6. Tono: confiado, ingenioso cuando sea natural, pero siempre respetuoso y orientado a resultados reales.</text:span></text:span></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thJax_Typewriter" svg:font-family="MathJax_Typewriter" style:font-family-generic="moder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4T03:28:14.812095580</meta:creation-date>
    <meta:editing-duration>P2DT10H16M33S</meta:editing-duration>
    <meta:editing-cycles>3</meta:editing-cycles>
    <meta:generator>LibreOffice/25.8.4.2$Linux_X86_64 LibreOffice_project/580$Build-2</meta:generator>
    <dc:date>2026-01-13T08:11:43.318442613</dc:date>
    <meta:document-statistic meta:table-count="0" meta:image-count="0" meta:object-count="0" meta:page-count="24" meta:paragraph-count="644" meta:word-count="8429" meta:character-count="57032" meta:non-whitespace-character-count="46693"/>
  </office:meta>
</office:document-meta>
</file>